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2.865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45.362cm" svg:height="25.515cm" svg:x="44.094cm" svg:y="0cm">
            <draw:object draw:notify-on-update-of-ranges="Sheet1.A1:Sheet1.A1 Sheet1.A2:Sheet1.A257 Sheet1.F2:Sheet1.F257 Sheet1.F2:Sheet1.F257 Sheet1.B1:Sheet1.B1 Sheet1.B2:Sheet1.B257 Sheet1.G2:Sheet1.G257 Sheet1.G2:Sheet1.G257 Sheet1.C1:Sheet1.C1 Sheet1.C2:Sheet1.C257 Sheet1.H2:Sheet1.H257 Sheet1.H2:Sheet1.H257 Sheet1.D1:Sheet1.D1 Sheet1.D2:Sheet1.D257 Sheet1.I2:Sheet1.I257 Sheet1.I2:Sheet1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41cm" svg:height="25.503cm" svg:x="44.085cm" svg:y="26.19cm">
            <draw:object draw:notify-on-update-of-ranges="Sheet1.L1:Sheet1.O1 Sheet1.K2:Sheet1.K2 Sheet1.L2:Sheet1.O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ast No Draw, CPF</text:p>
          </table:table-cell>
          <table:table-cell office:value-type="string" calcext:value-type="string">
            <text:p>Fast Draw, CPF</text:p>
          </table:table-cell>
          <table:table-cell office:value-type="string" calcext:value-type="string">
            <text:p>Slow No Draw, CPF</text:p>
          </table:table-cell>
          <table:table-cell office:value-type="string" calcext:value-type="string">
            <text:p>Slow Draw, CPF</text:p>
          </table:table-cell>
          <table:table-cell/>
          <table:table-cell office:value-type="string" calcext:value-type="string">
            <text:p>FND_ERR, CPF</text:p>
          </table:table-cell>
          <table:table-cell office:value-type="string" calcext:value-type="string">
            <text:p>FD_ERR, CPF</text:p>
          </table:table-cell>
          <table:table-cell office:value-type="string" calcext:value-type="string">
            <text:p>SND_ERR, CPF</text:p>
          </table:table-cell>
          <table:table-cell office:value-type="string" calcext:value-type="string">
            <text:p>SD_ERR, CPF</text:p>
          </table:table-cell>
          <table:table-cell table:number-columns-repeated="2"/>
          <table:table-cell office:value-type="string" calcext:value-type="string">
            <text:p>FN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5145201.25" calcext:value-type="float">
            <text:p>25145201,25</text:p>
          </table:table-cell>
          <table:table-cell office:value-type="float" office:value="33491650.5" calcext:value-type="float">
            <text:p>33491650,5</text:p>
          </table:table-cell>
          <table:table-cell office:value-type="float" office:value="164413156.5" calcext:value-type="float">
            <text:p>164413156,5</text:p>
          </table:table-cell>
          <table:table-cell office:value-type="float" office:value="162882780.75" calcext:value-type="float">
            <text:p>16288278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AVG, CPF</text:p>
          </table:table-cell>
          <table:table-cell table:formula="of:=AVERAGE([.A2:.A257])" office:value-type="float" office:value="25549452.6064453" calcext:value-type="float">
            <text:p>25549452,6064453</text:p>
          </table:table-cell>
          <table:table-cell table:formula="of:=AVERAGE([.B2:.B257])" office:value-type="float" office:value="31241766.8408203" calcext:value-type="float">
            <text:p>31241766,8408203</text:p>
          </table:table-cell>
          <table:table-cell table:formula="of:=AVERAGE([.C2:.C257])" office:value-type="float" office:value="162640446.56543" calcext:value-type="float">
            <text:p>162640446,56543</text:p>
          </table:table-cell>
          <table:table-cell table:formula="of:=AVERAGE([.D2:.D257])" office:value-type="float" office:value="160295338.933594" calcext:value-type="float">
            <text:p>160295338,933594</text:p>
          </table:table-cell>
        </table:table-row>
        <table:table-row table:style-name="ro1">
          <table:table-cell office:value-type="float" office:value="25501810.5" calcext:value-type="float">
            <text:p>25501810,5</text:p>
          </table:table-cell>
          <table:table-cell office:value-type="float" office:value="31179870" calcext:value-type="float">
            <text:p>31179870</text:p>
          </table:table-cell>
          <table:table-cell office:value-type="float" office:value="163656812.25" calcext:value-type="float">
            <text:p>163656812,25</text:p>
          </table:table-cell>
          <table:table-cell office:value-type="float" office:value="160913916" calcext:value-type="float">
            <text:p>16091391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STDEV, CPF</text:p>
          </table:table-cell>
          <table:table-cell table:formula="of:=COM.MICROSOFT.STDEV.P([.A2:.A257])" office:value-type="float" office:value="73155.3031534506" calcext:value-type="float">
            <text:p>73155,3031534506</text:p>
          </table:table-cell>
          <table:table-cell table:formula="of:=COM.MICROSOFT.STDEV.P([.B2:.B257])" office:value-type="float" office:value="271899.11431921" calcext:value-type="float">
            <text:p>271899,11431921</text:p>
          </table:table-cell>
          <table:table-cell table:formula="of:=COM.MICROSOFT.STDEV.P([.C2:.C257])" office:value-type="float" office:value="458959.783061121" calcext:value-type="float">
            <text:p>458959,783061121</text:p>
          </table:table-cell>
          <table:table-cell table:formula="of:=COM.MICROSOFT.STDEV.P([.D2:.D257])" office:value-type="float" office:value="330467.573118258" calcext:value-type="float">
            <text:p>330467,573118258</text:p>
          </table:table-cell>
        </table:table-row>
        <table:table-row table:style-name="ro1">
          <table:table-cell office:value-type="float" office:value="25456473" calcext:value-type="float">
            <text:p>25456473</text:p>
          </table:table-cell>
          <table:table-cell office:value-type="float" office:value="31096498.5" calcext:value-type="float">
            <text:p>31096498,5</text:p>
          </table:table-cell>
          <table:table-cell office:value-type="float" office:value="163619385.75" calcext:value-type="float">
            <text:p>163619385,75</text:p>
          </table:table-cell>
          <table:table-cell office:value-type="float" office:value="160714023.75" calcext:value-type="float">
            <text:p>1607140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REL_STDEV, %</text:p>
          </table:table-cell>
          <table:table-cell table:formula="of:=[.L3] / [.L2] * 100" office:value-type="float" office:value="0.286328260257897" calcext:value-type="float">
            <text:p>0,286328260257897</text:p>
          </table:table-cell>
          <table:table-cell table:formula="of:=[.M3] / [.M2] * 100" office:value-type="float" office:value="0.870306457712719" calcext:value-type="float">
            <text:p>0,870306457712719</text:p>
          </table:table-cell>
          <table:table-cell table:formula="of:=[.N3] / [.N2] * 100" office:value-type="float" office:value="0.282192894051409" calcext:value-type="float">
            <text:p>0,282192894051409</text:p>
          </table:table-cell>
          <table:table-cell table:formula="of:=[.O3] / [.O2] * 100" office:value-type="float" office:value="0.20616168587108" calcext:value-type="float">
            <text:p>0,20616168587108</text:p>
          </table:table-cell>
        </table:table-row>
        <table:table-row table:style-name="ro1">
          <table:table-cell office:value-type="float" office:value="25462649.25" calcext:value-type="float">
            <text:p>25462649,25</text:p>
          </table:table-cell>
          <table:table-cell office:value-type="float" office:value="31208915.25" calcext:value-type="float">
            <text:p>31208915,25</text:p>
          </table:table-cell>
          <table:table-cell office:value-type="float" office:value="163538824.5" calcext:value-type="float">
            <text:p>163538824,5</text:p>
          </table:table-cell>
          <table:table-cell office:value-type="float" office:value="160780952.25" calcext:value-type="float">
            <text:p>160780952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ERR</text:p>
          </table:table-cell>
          <table:table-cell table:formula="of:=COM.MICROSOFT.CONFIDENCE.T(0.01; [.L3]; 256)" office:value-type="float" office:value="11866.0027095537" calcext:value-type="float">
            <text:p>11866,0027095537</text:p>
          </table:table-cell>
          <table:table-cell table:formula="of:=COM.MICROSOFT.CONFIDENCE.T(0.01; [.M3]; 256)" office:value-type="float" office:value="44102.8262909306" calcext:value-type="float">
            <text:p>44102,8262909306</text:p>
          </table:table-cell>
          <table:table-cell table:formula="of:=COM.MICROSOFT.CONFIDENCE.T(0.01; [.N3]; 256)" office:value-type="float" office:value="74444.6102281316" calcext:value-type="float">
            <text:p>74444,6102281316</text:p>
          </table:table-cell>
          <table:table-cell table:formula="of:=COM.MICROSOFT.CONFIDENCE.T(0.01; [.O3]; 256)" office:value-type="float" office:value="53602.8004670489" calcext:value-type="float">
            <text:p>53602,8004670489</text:p>
          </table:table-cell>
        </table:table-row>
        <table:table-row table:style-name="ro1">
          <table:table-cell office:value-type="float" office:value="25462613.25" calcext:value-type="float">
            <text:p>25462613,25</text:p>
          </table:table-cell>
          <table:table-cell office:value-type="float" office:value="30692634.75" calcext:value-type="float">
            <text:p>30692634,75</text:p>
          </table:table-cell>
          <table:table-cell office:value-type="float" office:value="163681452" calcext:value-type="float">
            <text:p>163681452</text:p>
          </table:table-cell>
          <table:table-cell office:value-type="float" office:value="160366126.5" calcext:value-type="float">
            <text:p>16036612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6155.25" calcext:value-type="float">
            <text:p>25506155,25</text:p>
          </table:table-cell>
          <table:table-cell office:value-type="float" office:value="31085484.75" calcext:value-type="float">
            <text:p>31085484,75</text:p>
          </table:table-cell>
          <table:table-cell office:value-type="float" office:value="163606664.25" calcext:value-type="float">
            <text:p>163606664,25</text:p>
          </table:table-cell>
          <table:table-cell office:value-type="float" office:value="160825837.5" calcext:value-type="float">
            <text:p>16082583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0900.25" calcext:value-type="float">
            <text:p>25490900,25</text:p>
          </table:table-cell>
          <table:table-cell office:value-type="float" office:value="31212549" calcext:value-type="float">
            <text:p>31212549</text:p>
          </table:table-cell>
          <table:table-cell office:value-type="float" office:value="163571357.25" calcext:value-type="float">
            <text:p>163571357,25</text:p>
          </table:table-cell>
          <table:table-cell office:value-type="float" office:value="161187520.5" calcext:value-type="float">
            <text:p>16118752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ND Boost</text:p>
          </table:table-cell>
          <table:table-cell table:formula="of:=[.N2] / [.L2]" office:value-type="float" office:value="6.36571158962524" calcext:value-type="float">
            <text:p>6,36571158962524</text:p>
          </table:table-cell>
          <table:table-cell table:number-columns-repeated="3"/>
        </table:table-row>
        <table:table-row table:style-name="ro1">
          <table:table-cell office:value-type="float" office:value="25497616.5" calcext:value-type="float">
            <text:p>25497616,5</text:p>
          </table:table-cell>
          <table:table-cell office:value-type="float" office:value="31124787.75" calcext:value-type="float">
            <text:p>31124787,75</text:p>
          </table:table-cell>
          <table:table-cell office:value-type="float" office:value="163730853" calcext:value-type="float">
            <text:p>163730853</text:p>
          </table:table-cell>
          <table:table-cell office:value-type="float" office:value="161328546" calcext:value-type="float">
            <text:p>16132854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/>
          <table:table-cell office:value-type="string" calcext:value-type="string">
            <text:p>D Boost</text:p>
          </table:table-cell>
          <table:table-cell table:formula="of:=[.O2] / [.M2]" office:value-type="float" office:value="5.13080261274317" calcext:value-type="float">
            <text:p>5,13080261274317</text:p>
          </table:table-cell>
          <table:table-cell table:number-columns-repeated="3"/>
        </table:table-row>
        <table:table-row table:style-name="ro1">
          <table:table-cell office:value-type="float" office:value="25468872.75" calcext:value-type="float">
            <text:p>25468872,75</text:p>
          </table:table-cell>
          <table:table-cell office:value-type="float" office:value="30682759.5" calcext:value-type="float">
            <text:p>30682759,5</text:p>
          </table:table-cell>
          <table:table-cell office:value-type="float" office:value="163677728.25" calcext:value-type="float">
            <text:p>163677728,25</text:p>
          </table:table-cell>
          <table:table-cell office:value-type="float" office:value="160453242" calcext:value-type="float">
            <text:p>160453242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2711.25" calcext:value-type="float">
            <text:p>25472711,25</text:p>
          </table:table-cell>
          <table:table-cell office:value-type="float" office:value="31139032.5" calcext:value-type="float">
            <text:p>31139032,5</text:p>
          </table:table-cell>
          <table:table-cell office:value-type="float" office:value="163793229.75" calcext:value-type="float">
            <text:p>163793229,75</text:p>
          </table:table-cell>
          <table:table-cell office:value-type="float" office:value="160823756.25" calcext:value-type="float">
            <text:p>16082375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80534.5" calcext:value-type="float">
            <text:p>25480534,5</text:p>
          </table:table-cell>
          <table:table-cell office:value-type="float" office:value="31090799.25" calcext:value-type="float">
            <text:p>31090799,25</text:p>
          </table:table-cell>
          <table:table-cell office:value-type="float" office:value="163557859.5" calcext:value-type="float">
            <text:p>163557859,5</text:p>
          </table:table-cell>
          <table:table-cell office:value-type="float" office:value="160832133" calcext:value-type="float">
            <text:p>16083213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5648" calcext:value-type="float">
            <text:p>25515648</text:p>
          </table:table-cell>
          <table:table-cell office:value-type="float" office:value="31149573.75" calcext:value-type="float">
            <text:p>31149573,75</text:p>
          </table:table-cell>
          <table:table-cell office:value-type="float" office:value="163553949" calcext:value-type="float">
            <text:p>163553949</text:p>
          </table:table-cell>
          <table:table-cell office:value-type="float" office:value="160760067.75" calcext:value-type="float">
            <text:p>160760067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3463.25" calcext:value-type="float">
            <text:p>25513463,25</text:p>
          </table:table-cell>
          <table:table-cell office:value-type="float" office:value="30707480.25" calcext:value-type="float">
            <text:p>30707480,25</text:p>
          </table:table-cell>
          <table:table-cell office:value-type="float" office:value="163435045.5" calcext:value-type="float">
            <text:p>163435045,5</text:p>
          </table:table-cell>
          <table:table-cell office:value-type="float" office:value="160827788.25" calcext:value-type="float">
            <text:p>160827788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2743.75" calcext:value-type="float">
            <text:p>25462743,75</text:p>
          </table:table-cell>
          <table:table-cell office:value-type="float" office:value="31081342.5" calcext:value-type="float">
            <text:p>31081342,5</text:p>
          </table:table-cell>
          <table:table-cell office:value-type="float" office:value="163487540.25" calcext:value-type="float">
            <text:p>163487540,25</text:p>
          </table:table-cell>
          <table:table-cell office:value-type="float" office:value="160333510.5" calcext:value-type="float">
            <text:p>16033351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4318.25" calcext:value-type="float">
            <text:p>25514318,25</text:p>
          </table:table-cell>
          <table:table-cell office:value-type="float" office:value="31114086.75" calcext:value-type="float">
            <text:p>31114086,75</text:p>
          </table:table-cell>
          <table:table-cell office:value-type="float" office:value="163549305" calcext:value-type="float">
            <text:p>163549305</text:p>
          </table:table-cell>
          <table:table-cell office:value-type="float" office:value="160776443.25" calcext:value-type="float">
            <text:p>160776443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9978" calcext:value-type="float">
            <text:p>25509978</text:p>
          </table:table-cell>
          <table:table-cell office:value-type="float" office:value="31149470.25" calcext:value-type="float">
            <text:p>31149470,25</text:p>
          </table:table-cell>
          <table:table-cell office:value-type="float" office:value="163543529.25" calcext:value-type="float">
            <text:p>163543529,25</text:p>
          </table:table-cell>
          <table:table-cell office:value-type="float" office:value="160760004.75" calcext:value-type="float">
            <text:p>160760004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2169" calcext:value-type="float">
            <text:p>25472169</text:p>
          </table:table-cell>
          <table:table-cell office:value-type="float" office:value="31209745.5" calcext:value-type="float">
            <text:p>31209745,5</text:p>
          </table:table-cell>
          <table:table-cell office:value-type="float" office:value="163481544" calcext:value-type="float">
            <text:p>163481544</text:p>
          </table:table-cell>
          <table:table-cell office:value-type="float" office:value="160733092.5" calcext:value-type="float">
            <text:p>160733092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1868.5" calcext:value-type="float">
            <text:p>25461868,5</text:p>
          </table:table-cell>
          <table:table-cell office:value-type="float" office:value="30700183.5" calcext:value-type="float">
            <text:p>30700183,5</text:p>
          </table:table-cell>
          <table:table-cell office:value-type="float" office:value="163446203.25" calcext:value-type="float">
            <text:p>163446203,25</text:p>
          </table:table-cell>
          <table:table-cell office:value-type="float" office:value="160296295.5" calcext:value-type="float">
            <text:p>16029629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83007.25" calcext:value-type="float">
            <text:p>25483007,25</text:p>
          </table:table-cell>
          <table:table-cell office:value-type="float" office:value="31128369.75" calcext:value-type="float">
            <text:p>31128369,75</text:p>
          </table:table-cell>
          <table:table-cell office:value-type="float" office:value="163414012.5" calcext:value-type="float">
            <text:p>163414012,5</text:p>
          </table:table-cell>
          <table:table-cell office:value-type="float" office:value="160639823.25" calcext:value-type="float">
            <text:p>160639823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86751.25" calcext:value-type="float">
            <text:p>25486751,25</text:p>
          </table:table-cell>
          <table:table-cell office:value-type="float" office:value="31129863.75" calcext:value-type="float">
            <text:p>31129863,75</text:p>
          </table:table-cell>
          <table:table-cell office:value-type="float" office:value="163406466" calcext:value-type="float">
            <text:p>163406466</text:p>
          </table:table-cell>
          <table:table-cell office:value-type="float" office:value="160680285" calcext:value-type="float">
            <text:p>16068028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8970.75" calcext:value-type="float">
            <text:p>25478970,75</text:p>
          </table:table-cell>
          <table:table-cell office:value-type="float" office:value="31108590" calcext:value-type="float">
            <text:p>31108590</text:p>
          </table:table-cell>
          <table:table-cell office:value-type="float" office:value="163393897.5" calcext:value-type="float">
            <text:p>163393897,5</text:p>
          </table:table-cell>
          <table:table-cell office:value-type="float" office:value="160669341" calcext:value-type="float">
            <text:p>160669341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3388.75" calcext:value-type="float">
            <text:p>25493388,75</text:p>
          </table:table-cell>
          <table:table-cell office:value-type="float" office:value="30708868.5" calcext:value-type="float">
            <text:p>30708868,5</text:p>
          </table:table-cell>
          <table:table-cell office:value-type="float" office:value="163417819.5" calcext:value-type="float">
            <text:p>163417819,5</text:p>
          </table:table-cell>
          <table:table-cell office:value-type="float" office:value="160264181.25" calcext:value-type="float">
            <text:p>16026418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45553.75" calcext:value-type="float">
            <text:p>25445553,75</text:p>
          </table:table-cell>
          <table:table-cell office:value-type="float" office:value="31130266.5" calcext:value-type="float">
            <text:p>31130266,5</text:p>
          </table:table-cell>
          <table:table-cell office:value-type="float" office:value="163431992.25" calcext:value-type="float">
            <text:p>163431992,25</text:p>
          </table:table-cell>
          <table:table-cell office:value-type="float" office:value="160704326.25" calcext:value-type="float">
            <text:p>16070432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36759.5" calcext:value-type="float">
            <text:p>25336759,5</text:p>
          </table:table-cell>
          <table:table-cell office:value-type="float" office:value="31185868.5" calcext:value-type="float">
            <text:p>31185868,5</text:p>
          </table:table-cell>
          <table:table-cell office:value-type="float" office:value="163441017" calcext:value-type="float">
            <text:p>163441017</text:p>
          </table:table-cell>
          <table:table-cell office:value-type="float" office:value="160660957.5" calcext:value-type="float">
            <text:p>16066095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35751.5" calcext:value-type="float">
            <text:p>25335751,5</text:p>
          </table:table-cell>
          <table:table-cell office:value-type="float" office:value="31161291.75" calcext:value-type="float">
            <text:p>31161291,75</text:p>
          </table:table-cell>
          <table:table-cell office:value-type="float" office:value="163383594.75" calcext:value-type="float">
            <text:p>163383594,75</text:p>
          </table:table-cell>
          <table:table-cell office:value-type="float" office:value="160659695.25" calcext:value-type="float">
            <text:p>16065969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63300.5" calcext:value-type="float">
            <text:p>25363300,5</text:p>
          </table:table-cell>
          <table:table-cell office:value-type="float" office:value="30814501.5" calcext:value-type="float">
            <text:p>30814501,5</text:p>
          </table:table-cell>
          <table:table-cell office:value-type="float" office:value="163359216" calcext:value-type="float">
            <text:p>163359216</text:p>
          </table:table-cell>
          <table:table-cell office:value-type="float" office:value="160652416.5" calcext:value-type="float">
            <text:p>16065241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45435.5" calcext:value-type="float">
            <text:p>25345435,5</text:p>
          </table:table-cell>
          <table:table-cell office:value-type="float" office:value="31272702.75" calcext:value-type="float">
            <text:p>31272702,75</text:p>
          </table:table-cell>
          <table:table-cell office:value-type="float" office:value="163408695.75" calcext:value-type="float">
            <text:p>163408695,75</text:p>
          </table:table-cell>
          <table:table-cell office:value-type="float" office:value="160205512.5" calcext:value-type="float">
            <text:p>160205512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5055.25" calcext:value-type="float">
            <text:p>25525055,25</text:p>
          </table:table-cell>
          <table:table-cell office:value-type="float" office:value="31251190.5" calcext:value-type="float">
            <text:p>31251190,5</text:p>
          </table:table-cell>
          <table:table-cell office:value-type="float" office:value="163340034.75" calcext:value-type="float">
            <text:p>163340034,75</text:p>
          </table:table-cell>
          <table:table-cell office:value-type="float" office:value="160662489.75" calcext:value-type="float">
            <text:p>160662489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9534.25" calcext:value-type="float">
            <text:p>25469534,25</text:p>
          </table:table-cell>
          <table:table-cell office:value-type="float" office:value="31232551.5" calcext:value-type="float">
            <text:p>31232551,5</text:p>
          </table:table-cell>
          <table:table-cell office:value-type="float" office:value="163298792.25" calcext:value-type="float">
            <text:p>163298792,25</text:p>
          </table:table-cell>
          <table:table-cell office:value-type="float" office:value="160639305.75" calcext:value-type="float">
            <text:p>16063930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5358.75" calcext:value-type="float">
            <text:p>25595358,75</text:p>
          </table:table-cell>
          <table:table-cell office:value-type="float" office:value="30777048" calcext:value-type="float">
            <text:p>30777048</text:p>
          </table:table-cell>
          <table:table-cell office:value-type="float" office:value="163341049.5" calcext:value-type="float">
            <text:p>163341049,5</text:p>
          </table:table-cell>
          <table:table-cell office:value-type="float" office:value="160602214.5" calcext:value-type="float">
            <text:p>160602214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30890.75" calcext:value-type="float">
            <text:p>25630890,75</text:p>
          </table:table-cell>
          <table:table-cell office:value-type="float" office:value="31180144.5" calcext:value-type="float">
            <text:p>31180144,5</text:p>
          </table:table-cell>
          <table:table-cell office:value-type="float" office:value="163321191" calcext:value-type="float">
            <text:p>163321191</text:p>
          </table:table-cell>
          <table:table-cell office:value-type="float" office:value="160195068" calcext:value-type="float">
            <text:p>16019506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2307.5" calcext:value-type="float">
            <text:p>25572307,5</text:p>
          </table:table-cell>
          <table:table-cell office:value-type="float" office:value="31220453.25" calcext:value-type="float">
            <text:p>31220453,25</text:p>
          </table:table-cell>
          <table:table-cell office:value-type="float" office:value="163397918.25" calcext:value-type="float">
            <text:p>163397918,25</text:p>
          </table:table-cell>
          <table:table-cell office:value-type="float" office:value="160702051.5" calcext:value-type="float">
            <text:p>160702051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6260.75" calcext:value-type="float">
            <text:p>25576260,75</text:p>
          </table:table-cell>
          <table:table-cell office:value-type="float" office:value="31183796.25" calcext:value-type="float">
            <text:p>31183796,25</text:p>
          </table:table-cell>
          <table:table-cell office:value-type="float" office:value="163365657.75" calcext:value-type="float">
            <text:p>163365657,75</text:p>
          </table:table-cell>
          <table:table-cell office:value-type="float" office:value="160648654.5" calcext:value-type="float">
            <text:p>160648654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6147733.75" calcext:value-type="float">
            <text:p>26147733,75</text:p>
          </table:table-cell>
          <table:table-cell office:value-type="float" office:value="31198572" calcext:value-type="float">
            <text:p>31198572</text:p>
          </table:table-cell>
          <table:table-cell office:value-type="float" office:value="163302876" calcext:value-type="float">
            <text:p>163302876</text:p>
          </table:table-cell>
          <table:table-cell office:value-type="float" office:value="160585683.75" calcext:value-type="float">
            <text:p>16058568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3419.5" calcext:value-type="float">
            <text:p>25613419,5</text:p>
          </table:table-cell>
          <table:table-cell office:value-type="float" office:value="30737463.75" calcext:value-type="float">
            <text:p>30737463,75</text:p>
          </table:table-cell>
          <table:table-cell office:value-type="float" office:value="163369183.5" calcext:value-type="float">
            <text:p>163369183,5</text:p>
          </table:table-cell>
          <table:table-cell office:value-type="float" office:value="160640131.5" calcext:value-type="float">
            <text:p>160640131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20106.5" calcext:value-type="float">
            <text:p>25620106,5</text:p>
          </table:table-cell>
          <table:table-cell office:value-type="float" office:value="31173844.5" calcext:value-type="float">
            <text:p>31173844,5</text:p>
          </table:table-cell>
          <table:table-cell office:value-type="float" office:value="163315728" calcext:value-type="float">
            <text:p>163315728</text:p>
          </table:table-cell>
          <table:table-cell office:value-type="float" office:value="160159054.5" calcext:value-type="float">
            <text:p>160159054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2694.5" calcext:value-type="float">
            <text:p>25572694,5</text:p>
          </table:table-cell>
          <table:table-cell office:value-type="float" office:value="31164669" calcext:value-type="float">
            <text:p>31164669</text:p>
          </table:table-cell>
          <table:table-cell office:value-type="float" office:value="163251812.25" calcext:value-type="float">
            <text:p>163251812,25</text:p>
          </table:table-cell>
          <table:table-cell office:value-type="float" office:value="160618527" calcext:value-type="float">
            <text:p>16061852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4607.25" calcext:value-type="float">
            <text:p>25594607,25</text:p>
          </table:table-cell>
          <table:table-cell office:value-type="float" office:value="31175264.25" calcext:value-type="float">
            <text:p>31175264,25</text:p>
          </table:table-cell>
          <table:table-cell office:value-type="float" office:value="163242756" calcext:value-type="float">
            <text:p>163242756</text:p>
          </table:table-cell>
          <table:table-cell office:value-type="float" office:value="160614398.25" calcext:value-type="float">
            <text:p>160614398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2386.25" calcext:value-type="float">
            <text:p>25572386,25</text:p>
          </table:table-cell>
          <table:table-cell office:value-type="float" office:value="30793173.75" calcext:value-type="float">
            <text:p>30793173,75</text:p>
          </table:table-cell>
          <table:table-cell office:value-type="float" office:value="163085647.5" calcext:value-type="float">
            <text:p>163085647,5</text:p>
          </table:table-cell>
          <table:table-cell office:value-type="float" office:value="160595590.5" calcext:value-type="float">
            <text:p>16059559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2665" calcext:value-type="float">
            <text:p>25552665</text:p>
          </table:table-cell>
          <table:table-cell office:value-type="float" office:value="31249899" calcext:value-type="float">
            <text:p>31249899</text:p>
          </table:table-cell>
          <table:table-cell office:value-type="float" office:value="163124786.25" calcext:value-type="float">
            <text:p>163124786,25</text:p>
          </table:table-cell>
          <table:table-cell office:value-type="float" office:value="160148799" calcext:value-type="float">
            <text:p>160148799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6259.25" calcext:value-type="float">
            <text:p>25546259,25</text:p>
          </table:table-cell>
          <table:table-cell office:value-type="float" office:value="31271825.25" calcext:value-type="float">
            <text:p>31271825,25</text:p>
          </table:table-cell>
          <table:table-cell office:value-type="float" office:value="163174153.5" calcext:value-type="float">
            <text:p>163174153,5</text:p>
          </table:table-cell>
          <table:table-cell office:value-type="float" office:value="160640334" calcext:value-type="float">
            <text:p>16064033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8813.5" calcext:value-type="float">
            <text:p>25588813,5</text:p>
          </table:table-cell>
          <table:table-cell office:value-type="float" office:value="31258894.5" calcext:value-type="float">
            <text:p>31258894,5</text:p>
          </table:table-cell>
          <table:table-cell office:value-type="float" office:value="163186348.5" calcext:value-type="float">
            <text:p>163186348,5</text:p>
          </table:table-cell>
          <table:table-cell office:value-type="float" office:value="160890423.75" calcext:value-type="float">
            <text:p>1608904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2850.5" calcext:value-type="float">
            <text:p>25542850,5</text:p>
          </table:table-cell>
          <table:table-cell office:value-type="float" office:value="30786549.75" calcext:value-type="float">
            <text:p>30786549,75</text:p>
          </table:table-cell>
          <table:table-cell office:value-type="float" office:value="163072809" calcext:value-type="float">
            <text:p>163072809</text:p>
          </table:table-cell>
          <table:table-cell office:value-type="float" office:value="160605679.5" calcext:value-type="float">
            <text:p>16060567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1189.25" calcext:value-type="float">
            <text:p>25571189,25</text:p>
          </table:table-cell>
          <table:table-cell office:value-type="float" office:value="31152577.5" calcext:value-type="float">
            <text:p>31152577,5</text:p>
          </table:table-cell>
          <table:table-cell office:value-type="float" office:value="163022953.5" calcext:value-type="float">
            <text:p>163022953,5</text:p>
          </table:table-cell>
          <table:table-cell office:value-type="float" office:value="160628015.25" calcext:value-type="float">
            <text:p>16062801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9153" calcext:value-type="float">
            <text:p>25569153</text:p>
          </table:table-cell>
          <table:table-cell office:value-type="float" office:value="31134026.25" calcext:value-type="float">
            <text:p>31134026,25</text:p>
          </table:table-cell>
          <table:table-cell office:value-type="float" office:value="163137566.25" calcext:value-type="float">
            <text:p>163137566,25</text:p>
          </table:table-cell>
          <table:table-cell office:value-type="float" office:value="160136286.75" calcext:value-type="float">
            <text:p>16013628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0754" calcext:value-type="float">
            <text:p>25580754</text:p>
          </table:table-cell>
          <table:table-cell office:value-type="float" office:value="31140940.5" calcext:value-type="float">
            <text:p>31140940,5</text:p>
          </table:table-cell>
          <table:table-cell office:value-type="float" office:value="163135995.75" calcext:value-type="float">
            <text:p>163135995,75</text:p>
          </table:table-cell>
          <table:table-cell office:value-type="float" office:value="160582153.5" calcext:value-type="float">
            <text:p>160582153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1927.5" calcext:value-type="float">
            <text:p>25591927,5</text:p>
          </table:table-cell>
          <table:table-cell office:value-type="float" office:value="30752534.25" calcext:value-type="float">
            <text:p>30752534,25</text:p>
          </table:table-cell>
          <table:table-cell office:value-type="float" office:value="163018032.75" calcext:value-type="float">
            <text:p>163018032,75</text:p>
          </table:table-cell>
          <table:table-cell office:value-type="float" office:value="160550862.75" calcext:value-type="float">
            <text:p>16055086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5343.75" calcext:value-type="float">
            <text:p>25475343,75</text:p>
          </table:table-cell>
          <table:table-cell office:value-type="float" office:value="31204102.5" calcext:value-type="float">
            <text:p>31204102,5</text:p>
          </table:table-cell>
          <table:table-cell office:value-type="float" office:value="163016826.75" calcext:value-type="float">
            <text:p>163016826,75</text:p>
          </table:table-cell>
          <table:table-cell office:value-type="float" office:value="160597228.5" calcext:value-type="float">
            <text:p>160597228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3011.25" calcext:value-type="float">
            <text:p>25533011,25</text:p>
          </table:table-cell>
          <table:table-cell office:value-type="float" office:value="31190024.25" calcext:value-type="float">
            <text:p>31190024,25</text:p>
          </table:table-cell>
          <table:table-cell office:value-type="float" office:value="162945146.25" calcext:value-type="float">
            <text:p>162945146,25</text:p>
          </table:table-cell>
          <table:table-cell office:value-type="float" office:value="160125349.5" calcext:value-type="float">
            <text:p>16012534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7558.25" calcext:value-type="float">
            <text:p>25607558,25</text:p>
          </table:table-cell>
          <table:table-cell office:value-type="float" office:value="31208908.5" calcext:value-type="float">
            <text:p>31208908,5</text:p>
          </table:table-cell>
          <table:table-cell office:value-type="float" office:value="162993177" calcext:value-type="float">
            <text:p>162993177</text:p>
          </table:table-cell>
          <table:table-cell office:value-type="float" office:value="160498786.5" calcext:value-type="float">
            <text:p>16049878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2701.25" calcext:value-type="float">
            <text:p>25572701,25</text:p>
          </table:table-cell>
          <table:table-cell office:value-type="float" office:value="31216862.25" calcext:value-type="float">
            <text:p>31216862,25</text:p>
          </table:table-cell>
          <table:table-cell office:value-type="float" office:value="162906219" calcext:value-type="float">
            <text:p>162906219</text:p>
          </table:table-cell>
          <table:table-cell office:value-type="float" office:value="160565145.75" calcext:value-type="float">
            <text:p>16056514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0566.25" calcext:value-type="float">
            <text:p>25590566,25</text:p>
          </table:table-cell>
          <table:table-cell office:value-type="float" office:value="30743149.5" calcext:value-type="float">
            <text:p>30743149,5</text:p>
          </table:table-cell>
          <table:table-cell office:value-type="float" office:value="162995121" calcext:value-type="float">
            <text:p>162995121</text:p>
          </table:table-cell>
          <table:table-cell office:value-type="float" office:value="160574523.75" calcext:value-type="float">
            <text:p>1605745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7645.25" calcext:value-type="float">
            <text:p>25547645,25</text:p>
          </table:table-cell>
          <table:table-cell office:value-type="float" office:value="31193061.75" calcext:value-type="float">
            <text:p>31193061,75</text:p>
          </table:table-cell>
          <table:table-cell office:value-type="float" office:value="163011444.75" calcext:value-type="float">
            <text:p>163011444,75</text:p>
          </table:table-cell>
          <table:table-cell office:value-type="float" office:value="160074297" calcext:value-type="float">
            <text:p>16007429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9126.75" calcext:value-type="float">
            <text:p>25539126,75</text:p>
          </table:table-cell>
          <table:table-cell office:value-type="float" office:value="31209527.25" calcext:value-type="float">
            <text:p>31209527,25</text:p>
          </table:table-cell>
          <table:table-cell office:value-type="float" office:value="162936132.75" calcext:value-type="float">
            <text:p>162936132,75</text:p>
          </table:table-cell>
          <table:table-cell office:value-type="float" office:value="160565476.5" calcext:value-type="float">
            <text:p>16056547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6851" calcext:value-type="float">
            <text:p>25546851</text:p>
          </table:table-cell>
          <table:table-cell office:value-type="float" office:value="31187515.5" calcext:value-type="float">
            <text:p>31187515,5</text:p>
          </table:table-cell>
          <table:table-cell office:value-type="float" office:value="162971259.75" calcext:value-type="float">
            <text:p>162971259,75</text:p>
          </table:table-cell>
          <table:table-cell office:value-type="float" office:value="160529847.75" calcext:value-type="float">
            <text:p>160529847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9514.25" calcext:value-type="float">
            <text:p>25579514,25</text:p>
          </table:table-cell>
          <table:table-cell office:value-type="float" office:value="30760852.5" calcext:value-type="float">
            <text:p>30760852,5</text:p>
          </table:table-cell>
          <table:table-cell office:value-type="float" office:value="163001160" calcext:value-type="float">
            <text:p>163001160</text:p>
          </table:table-cell>
          <table:table-cell office:value-type="float" office:value="160540323.75" calcext:value-type="float">
            <text:p>1605403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6822" calcext:value-type="float">
            <text:p>25566822</text:p>
          </table:table-cell>
          <table:table-cell office:value-type="float" office:value="31302900" calcext:value-type="float">
            <text:p>31302900</text:p>
          </table:table-cell>
          <table:table-cell office:value-type="float" office:value="162989077.5" calcext:value-type="float">
            <text:p>162989077,5</text:p>
          </table:table-cell>
          <table:table-cell office:value-type="float" office:value="160568527.5" calcext:value-type="float">
            <text:p>16056852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2071" calcext:value-type="float">
            <text:p>25552071</text:p>
          </table:table-cell>
          <table:table-cell office:value-type="float" office:value="31300890.75" calcext:value-type="float">
            <text:p>31300890,75</text:p>
          </table:table-cell>
          <table:table-cell office:value-type="float" office:value="162915077.25" calcext:value-type="float">
            <text:p>162915077,25</text:p>
          </table:table-cell>
          <table:table-cell office:value-type="float" office:value="160105176" calcext:value-type="float">
            <text:p>16010517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1945.25" calcext:value-type="float">
            <text:p>25571945,25</text:p>
          </table:table-cell>
          <table:table-cell office:value-type="float" office:value="31322205" calcext:value-type="float">
            <text:p>31322205</text:p>
          </table:table-cell>
          <table:table-cell office:value-type="float" office:value="162757667.25" calcext:value-type="float">
            <text:p>162757667,25</text:p>
          </table:table-cell>
          <table:table-cell office:value-type="float" office:value="160574177.25" calcext:value-type="float">
            <text:p>16057417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5670.25" calcext:value-type="float">
            <text:p>25585670,25</text:p>
          </table:table-cell>
          <table:table-cell office:value-type="float" office:value="30857841" calcext:value-type="float">
            <text:p>30857841</text:p>
          </table:table-cell>
          <table:table-cell office:value-type="float" office:value="162692439.75" calcext:value-type="float">
            <text:p>162692439,75</text:p>
          </table:table-cell>
          <table:table-cell office:value-type="float" office:value="160504956" calcext:value-type="float">
            <text:p>16050495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2775.5" calcext:value-type="float">
            <text:p>25572775,5</text:p>
          </table:table-cell>
          <table:table-cell office:value-type="float" office:value="31302749.25" calcext:value-type="float">
            <text:p>31302749,25</text:p>
          </table:table-cell>
          <table:table-cell office:value-type="float" office:value="162699990.75" calcext:value-type="float">
            <text:p>162699990,75</text:p>
          </table:table-cell>
          <table:table-cell office:value-type="float" office:value="160470027" calcext:value-type="float">
            <text:p>16047002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0853.75" calcext:value-type="float">
            <text:p>25550853,75</text:p>
          </table:table-cell>
          <table:table-cell office:value-type="float" office:value="31300841.25" calcext:value-type="float">
            <text:p>31300841,25</text:p>
          </table:table-cell>
          <table:table-cell office:value-type="float" office:value="162722018.25" calcext:value-type="float">
            <text:p>162722018,25</text:p>
          </table:table-cell>
          <table:table-cell office:value-type="float" office:value="160096342.5" calcext:value-type="float">
            <text:p>160096342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3074.5" calcext:value-type="float">
            <text:p>25553074,5</text:p>
          </table:table-cell>
          <table:table-cell office:value-type="float" office:value="31289496.75" calcext:value-type="float">
            <text:p>31289496,75</text:p>
          </table:table-cell>
          <table:table-cell office:value-type="float" office:value="162825504.75" calcext:value-type="float">
            <text:p>162825504,75</text:p>
          </table:table-cell>
          <table:table-cell office:value-type="float" office:value="160519952.25" calcext:value-type="float">
            <text:p>160519952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9823.5" calcext:value-type="float">
            <text:p>25569823,5</text:p>
          </table:table-cell>
          <table:table-cell office:value-type="float" office:value="31333198.5" calcext:value-type="float">
            <text:p>31333198,5</text:p>
          </table:table-cell>
          <table:table-cell office:value-type="float" office:value="162727827.75" calcext:value-type="float">
            <text:p>162727827,75</text:p>
          </table:table-cell>
          <table:table-cell office:value-type="float" office:value="160463675.25" calcext:value-type="float">
            <text:p>16046367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2934" calcext:value-type="float">
            <text:p>25562934</text:p>
          </table:table-cell>
          <table:table-cell office:value-type="float" office:value="30802070.25" calcext:value-type="float">
            <text:p>30802070,25</text:p>
          </table:table-cell>
          <table:table-cell office:value-type="float" office:value="162768602.25" calcext:value-type="float">
            <text:p>162768602,25</text:p>
          </table:table-cell>
          <table:table-cell office:value-type="float" office:value="160594663.5" calcext:value-type="float">
            <text:p>160594663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6937.75" calcext:value-type="float">
            <text:p>25556937,75</text:p>
          </table:table-cell>
          <table:table-cell office:value-type="float" office:value="31226242.5" calcext:value-type="float">
            <text:p>31226242,5</text:p>
          </table:table-cell>
          <table:table-cell office:value-type="float" office:value="162671400" calcext:value-type="float">
            <text:p>162671400</text:p>
          </table:table-cell>
          <table:table-cell office:value-type="float" office:value="160509910.5" calcext:value-type="float">
            <text:p>16050991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3336.25" calcext:value-type="float">
            <text:p>25523336,25</text:p>
          </table:table-cell>
          <table:table-cell office:value-type="float" office:value="31215053.25" calcext:value-type="float">
            <text:p>31215053,25</text:p>
          </table:table-cell>
          <table:table-cell office:value-type="float" office:value="162717651" calcext:value-type="float">
            <text:p>162717651</text:p>
          </table:table-cell>
          <table:table-cell office:value-type="float" office:value="160069511.25" calcext:value-type="float">
            <text:p>16006951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7776" calcext:value-type="float">
            <text:p>25567776</text:p>
          </table:table-cell>
          <table:table-cell office:value-type="float" office:value="31240793.25" calcext:value-type="float">
            <text:p>31240793,25</text:p>
          </table:table-cell>
          <table:table-cell office:value-type="float" office:value="162622390.5" calcext:value-type="float">
            <text:p>162622390,5</text:p>
          </table:table-cell>
          <table:table-cell office:value-type="float" office:value="160547751" calcext:value-type="float">
            <text:p>160547751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8272" calcext:value-type="float">
            <text:p>25558272</text:p>
          </table:table-cell>
          <table:table-cell office:value-type="float" office:value="30798951.75" calcext:value-type="float">
            <text:p>30798951,75</text:p>
          </table:table-cell>
          <table:table-cell office:value-type="float" office:value="162707226.75" calcext:value-type="float">
            <text:p>162707226,75</text:p>
          </table:table-cell>
          <table:table-cell office:value-type="float" office:value="160510596.75" calcext:value-type="float">
            <text:p>16051059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1439" calcext:value-type="float">
            <text:p>25571439</text:p>
          </table:table-cell>
          <table:table-cell office:value-type="float" office:value="31297981.5" calcext:value-type="float">
            <text:p>31297981,5</text:p>
          </table:table-cell>
          <table:table-cell office:value-type="float" office:value="162627093" calcext:value-type="float">
            <text:p>162627093</text:p>
          </table:table-cell>
          <table:table-cell office:value-type="float" office:value="160517850.75" calcext:value-type="float">
            <text:p>16051785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3069.75" calcext:value-type="float">
            <text:p>25533069,75</text:p>
          </table:table-cell>
          <table:table-cell office:value-type="float" office:value="31297153.5" calcext:value-type="float">
            <text:p>31297153,5</text:p>
          </table:table-cell>
          <table:table-cell office:value-type="float" office:value="162613300.5" calcext:value-type="float">
            <text:p>162613300,5</text:p>
          </table:table-cell>
          <table:table-cell office:value-type="float" office:value="160097087.25" calcext:value-type="float">
            <text:p>16009708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5952.25" calcext:value-type="float">
            <text:p>25555952,25</text:p>
          </table:table-cell>
          <table:table-cell office:value-type="float" office:value="31248796.5" calcext:value-type="float">
            <text:p>31248796,5</text:p>
          </table:table-cell>
          <table:table-cell office:value-type="float" office:value="162570494.25" calcext:value-type="float">
            <text:p>162570494,25</text:p>
          </table:table-cell>
          <table:table-cell office:value-type="float" office:value="160499360.25" calcext:value-type="float">
            <text:p>16049936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1759.5" calcext:value-type="float">
            <text:p>25561759,5</text:p>
          </table:table-cell>
          <table:table-cell office:value-type="float" office:value="30878217" calcext:value-type="float">
            <text:p>30878217</text:p>
          </table:table-cell>
          <table:table-cell office:value-type="float" office:value="162585918" calcext:value-type="float">
            <text:p>162585918</text:p>
          </table:table-cell>
          <table:table-cell office:value-type="float" office:value="160457406.75" calcext:value-type="float">
            <text:p>16045740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0290.25" calcext:value-type="float">
            <text:p>25560290,25</text:p>
          </table:table-cell>
          <table:table-cell office:value-type="float" office:value="31302353.25" calcext:value-type="float">
            <text:p>31302353,25</text:p>
          </table:table-cell>
          <table:table-cell office:value-type="float" office:value="162639193.5" calcext:value-type="float">
            <text:p>162639193,5</text:p>
          </table:table-cell>
          <table:table-cell office:value-type="float" office:value="160579291.5" calcext:value-type="float">
            <text:p>160579291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2209.25" calcext:value-type="float">
            <text:p>25542209,25</text:p>
          </table:table-cell>
          <table:table-cell office:value-type="float" office:value="31326153.75" calcext:value-type="float">
            <text:p>31326153,75</text:p>
          </table:table-cell>
          <table:table-cell office:value-type="float" office:value="162632407.5" calcext:value-type="float">
            <text:p>162632407,5</text:p>
          </table:table-cell>
          <table:table-cell office:value-type="float" office:value="160552705.5" calcext:value-type="float">
            <text:p>16055270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2688.5" calcext:value-type="float">
            <text:p>25542688,5</text:p>
          </table:table-cell>
          <table:table-cell office:value-type="float" office:value="31301354.25" calcext:value-type="float">
            <text:p>31301354,25</text:p>
          </table:table-cell>
          <table:table-cell office:value-type="float" office:value="162595433.25" calcext:value-type="float">
            <text:p>162595433,25</text:p>
          </table:table-cell>
          <table:table-cell office:value-type="float" office:value="160001500.5" calcext:value-type="float">
            <text:p>16000150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7158.5" calcext:value-type="float">
            <text:p>25577158,5</text:p>
          </table:table-cell>
          <table:table-cell office:value-type="float" office:value="30935103.75" calcext:value-type="float">
            <text:p>30935103,75</text:p>
          </table:table-cell>
          <table:table-cell office:value-type="float" office:value="162568253.25" calcext:value-type="float">
            <text:p>162568253,25</text:p>
          </table:table-cell>
          <table:table-cell office:value-type="float" office:value="160504366.5" calcext:value-type="float">
            <text:p>16050436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3561.75" calcext:value-type="float">
            <text:p>25563561,75</text:p>
          </table:table-cell>
          <table:table-cell office:value-type="float" office:value="31317673.5" calcext:value-type="float">
            <text:p>31317673,5</text:p>
          </table:table-cell>
          <table:table-cell office:value-type="float" office:value="162554928.75" calcext:value-type="float">
            <text:p>162554928,75</text:p>
          </table:table-cell>
          <table:table-cell office:value-type="float" office:value="160521675.75" calcext:value-type="float">
            <text:p>16052167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3966.75" calcext:value-type="float">
            <text:p>25563966,75</text:p>
          </table:table-cell>
          <table:table-cell office:value-type="float" office:value="31294365.75" calcext:value-type="float">
            <text:p>31294365,75</text:p>
          </table:table-cell>
          <table:table-cell office:value-type="float" office:value="162566757" calcext:value-type="float">
            <text:p>162566757</text:p>
          </table:table-cell>
          <table:table-cell office:value-type="float" office:value="160455379.5" calcext:value-type="float">
            <text:p>16045537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9824.25" calcext:value-type="float">
            <text:p>25539824,25</text:p>
          </table:table-cell>
          <table:table-cell office:value-type="float" office:value="31320141.75" calcext:value-type="float">
            <text:p>31320141,75</text:p>
          </table:table-cell>
          <table:table-cell office:value-type="float" office:value="162555765.75" calcext:value-type="float">
            <text:p>162555765,75</text:p>
          </table:table-cell>
          <table:table-cell office:value-type="float" office:value="160093505.25" calcext:value-type="float">
            <text:p>16009350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6027.75" calcext:value-type="float">
            <text:p>25566027,75</text:p>
          </table:table-cell>
          <table:table-cell office:value-type="float" office:value="31366581.75" calcext:value-type="float">
            <text:p>31366581,75</text:p>
          </table:table-cell>
          <table:table-cell office:value-type="float" office:value="162554796" calcext:value-type="float">
            <text:p>162554796</text:p>
          </table:table-cell>
          <table:table-cell office:value-type="float" office:value="160443474.75" calcext:value-type="float">
            <text:p>160443474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3294" calcext:value-type="float">
            <text:p>25563294</text:p>
          </table:table-cell>
          <table:table-cell office:value-type="float" office:value="30908229.75" calcext:value-type="float">
            <text:p>30908229,75</text:p>
          </table:table-cell>
          <table:table-cell office:value-type="float" office:value="162552802.5" calcext:value-type="float">
            <text:p>162552802,5</text:p>
          </table:table-cell>
          <table:table-cell office:value-type="float" office:value="160437280.5" calcext:value-type="float">
            <text:p>16043728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8597.5" calcext:value-type="float">
            <text:p>25588597,5</text:p>
          </table:table-cell>
          <table:table-cell office:value-type="float" office:value="31413874.5" calcext:value-type="float">
            <text:p>31413874,5</text:p>
          </table:table-cell>
          <table:table-cell office:value-type="float" office:value="162587675.25" calcext:value-type="float">
            <text:p>162587675,25</text:p>
          </table:table-cell>
          <table:table-cell office:value-type="float" office:value="160502368.5" calcext:value-type="float">
            <text:p>160502368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1347.75" calcext:value-type="float">
            <text:p>25561347,75</text:p>
          </table:table-cell>
          <table:table-cell office:value-type="float" office:value="31429012.5" calcext:value-type="float">
            <text:p>31429012,5</text:p>
          </table:table-cell>
          <table:table-cell office:value-type="float" office:value="162562178.25" calcext:value-type="float">
            <text:p>162562178,25</text:p>
          </table:table-cell>
          <table:table-cell office:value-type="float" office:value="160037410.5" calcext:value-type="float">
            <text:p>16003741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8203.25" calcext:value-type="float">
            <text:p>25548203,25</text:p>
          </table:table-cell>
          <table:table-cell office:value-type="float" office:value="31419900" calcext:value-type="float">
            <text:p>31419900</text:p>
          </table:table-cell>
          <table:table-cell office:value-type="float" office:value="162561528" calcext:value-type="float">
            <text:p>162561528</text:p>
          </table:table-cell>
          <table:table-cell office:value-type="float" office:value="160458430.5" calcext:value-type="float">
            <text:p>16045843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0831" calcext:value-type="float">
            <text:p>25530831</text:p>
          </table:table-cell>
          <table:table-cell office:value-type="float" office:value="30946414.5" calcext:value-type="float">
            <text:p>30946414,5</text:p>
          </table:table-cell>
          <table:table-cell office:value-type="float" office:value="162594702" calcext:value-type="float">
            <text:p>162594702</text:p>
          </table:table-cell>
          <table:table-cell office:value-type="float" office:value="160456009.5" calcext:value-type="float">
            <text:p>16045600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7592" calcext:value-type="float">
            <text:p>25607592</text:p>
          </table:table-cell>
          <table:table-cell office:value-type="float" office:value="31430319.75" calcext:value-type="float">
            <text:p>31430319,75</text:p>
          </table:table-cell>
          <table:table-cell office:value-type="float" office:value="162552195" calcext:value-type="float">
            <text:p>162552195</text:p>
          </table:table-cell>
          <table:table-cell office:value-type="float" office:value="160454412" calcext:value-type="float">
            <text:p>160454412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0125.25" calcext:value-type="float">
            <text:p>25590125,25</text:p>
          </table:table-cell>
          <table:table-cell office:value-type="float" office:value="31434972.75" calcext:value-type="float">
            <text:p>31434972,75</text:p>
          </table:table-cell>
          <table:table-cell office:value-type="float" office:value="162564651" calcext:value-type="float">
            <text:p>162564651</text:p>
          </table:table-cell>
          <table:table-cell office:value-type="float" office:value="160450758" calcext:value-type="float">
            <text:p>16045075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5592.25" calcext:value-type="float">
            <text:p>25555592,25</text:p>
          </table:table-cell>
          <table:table-cell office:value-type="float" office:value="31402338.75" calcext:value-type="float">
            <text:p>31402338,75</text:p>
          </table:table-cell>
          <table:table-cell office:value-type="float" office:value="162550041.75" calcext:value-type="float">
            <text:p>162550041,75</text:p>
          </table:table-cell>
          <table:table-cell office:value-type="float" office:value="160015610.25" calcext:value-type="float">
            <text:p>16001561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5625.75" calcext:value-type="float">
            <text:p>25535625,75</text:p>
          </table:table-cell>
          <table:table-cell office:value-type="float" office:value="30947377.5" calcext:value-type="float">
            <text:p>30947377,5</text:p>
          </table:table-cell>
          <table:table-cell office:value-type="float" office:value="162554312.25" calcext:value-type="float">
            <text:p>162554312,25</text:p>
          </table:table-cell>
          <table:table-cell office:value-type="float" office:value="160394843.25" calcext:value-type="float">
            <text:p>160394843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9038" calcext:value-type="float">
            <text:p>25549038</text:p>
          </table:table-cell>
          <table:table-cell office:value-type="float" office:value="31645397.25" calcext:value-type="float">
            <text:p>31645397,25</text:p>
          </table:table-cell>
          <table:table-cell office:value-type="float" office:value="162544171.5" calcext:value-type="float">
            <text:p>162544171,5</text:p>
          </table:table-cell>
          <table:table-cell office:value-type="float" office:value="160427200.5" calcext:value-type="float">
            <text:p>16042720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9226" calcext:value-type="float">
            <text:p>25559226</text:p>
          </table:table-cell>
          <table:table-cell office:value-type="float" office:value="31437594" calcext:value-type="float">
            <text:p>31437594</text:p>
          </table:table-cell>
          <table:table-cell office:value-type="float" office:value="162544927.5" calcext:value-type="float">
            <text:p>162544927,5</text:p>
          </table:table-cell>
          <table:table-cell office:value-type="float" office:value="160412087.25" calcext:value-type="float">
            <text:p>16041208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4551.5" calcext:value-type="float">
            <text:p>25544551,5</text:p>
          </table:table-cell>
          <table:table-cell office:value-type="float" office:value="31475947.5" calcext:value-type="float">
            <text:p>31475947,5</text:p>
          </table:table-cell>
          <table:table-cell office:value-type="float" office:value="162550262.25" calcext:value-type="float">
            <text:p>162550262,25</text:p>
          </table:table-cell>
          <table:table-cell office:value-type="float" office:value="159959038.5" calcext:value-type="float">
            <text:p>159959038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2433" calcext:value-type="float">
            <text:p>25532433</text:p>
          </table:table-cell>
          <table:table-cell office:value-type="float" office:value="30956944.5" calcext:value-type="float">
            <text:p>30956944,5</text:p>
          </table:table-cell>
          <table:table-cell office:value-type="float" office:value="162550793.25" calcext:value-type="float">
            <text:p>162550793,25</text:p>
          </table:table-cell>
          <table:table-cell office:value-type="float" office:value="160429563" calcext:value-type="float">
            <text:p>16042956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9232.75" calcext:value-type="float">
            <text:p>25559232,75</text:p>
          </table:table-cell>
          <table:table-cell office:value-type="float" office:value="31420653.75" calcext:value-type="float">
            <text:p>31420653,75</text:p>
          </table:table-cell>
          <table:table-cell office:value-type="float" office:value="162544864.5" calcext:value-type="float">
            <text:p>162544864,5</text:p>
          </table:table-cell>
          <table:table-cell office:value-type="float" office:value="160395862.5" calcext:value-type="float">
            <text:p>160395862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2254.5" calcext:value-type="float">
            <text:p>25562254,5</text:p>
          </table:table-cell>
          <table:table-cell office:value-type="float" office:value="31408355.25" calcext:value-type="float">
            <text:p>31408355,25</text:p>
          </table:table-cell>
          <table:table-cell office:value-type="float" office:value="162546720.75" calcext:value-type="float">
            <text:p>162546720,75</text:p>
          </table:table-cell>
          <table:table-cell office:value-type="float" office:value="160381824.75" calcext:value-type="float">
            <text:p>160381824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0917" calcext:value-type="float">
            <text:p>25570917</text:p>
          </table:table-cell>
          <table:table-cell office:value-type="float" office:value="31624035.75" calcext:value-type="float">
            <text:p>31624035,75</text:p>
          </table:table-cell>
          <table:table-cell office:value-type="float" office:value="162543966.75" calcext:value-type="float">
            <text:p>162543966,75</text:p>
          </table:table-cell>
          <table:table-cell office:value-type="float" office:value="160461411.75" calcext:value-type="float">
            <text:p>160461411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1769.5" calcext:value-type="float">
            <text:p>25551769,5</text:p>
          </table:table-cell>
          <table:table-cell office:value-type="float" office:value="31429336.5" calcext:value-type="float">
            <text:p>31429336,5</text:p>
          </table:table-cell>
          <table:table-cell office:value-type="float" office:value="162543253.5" calcext:value-type="float">
            <text:p>162543253,5</text:p>
          </table:table-cell>
          <table:table-cell office:value-type="float" office:value="159891466.5" calcext:value-type="float">
            <text:p>15989146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3770.5" calcext:value-type="float">
            <text:p>25613770,5</text:p>
          </table:table-cell>
          <table:table-cell office:value-type="float" office:value="30943818" calcext:value-type="float">
            <text:p>30943818</text:p>
          </table:table-cell>
          <table:table-cell office:value-type="float" office:value="162578796.75" calcext:value-type="float">
            <text:p>162578796,75</text:p>
          </table:table-cell>
          <table:table-cell office:value-type="float" office:value="160411324.5" calcext:value-type="float">
            <text:p>160411324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8461.5" calcext:value-type="float">
            <text:p>25598461,5</text:p>
          </table:table-cell>
          <table:table-cell office:value-type="float" office:value="31409435.25" calcext:value-type="float">
            <text:p>31409435,25</text:p>
          </table:table-cell>
          <table:table-cell office:value-type="float" office:value="162623162.25" calcext:value-type="float">
            <text:p>162623162,25</text:p>
          </table:table-cell>
          <table:table-cell office:value-type="float" office:value="160342175.25" calcext:value-type="float">
            <text:p>16034217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2022.25" calcext:value-type="float">
            <text:p>25612022,25</text:p>
          </table:table-cell>
          <table:table-cell office:value-type="float" office:value="31408607.25" calcext:value-type="float">
            <text:p>31408607,25</text:p>
          </table:table-cell>
          <table:table-cell office:value-type="float" office:value="162564372" calcext:value-type="float">
            <text:p>162564372</text:p>
          </table:table-cell>
          <table:table-cell office:value-type="float" office:value="160387274.25" calcext:value-type="float">
            <text:p>160387274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0836.5" calcext:value-type="float">
            <text:p>25520836,5</text:p>
          </table:table-cell>
          <table:table-cell office:value-type="float" office:value="31473929.25" calcext:value-type="float">
            <text:p>31473929,25</text:p>
          </table:table-cell>
          <table:table-cell office:value-type="float" office:value="162567009" calcext:value-type="float">
            <text:p>162567009</text:p>
          </table:table-cell>
          <table:table-cell office:value-type="float" office:value="160038301.5" calcext:value-type="float">
            <text:p>160038301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4803" calcext:value-type="float">
            <text:p>25594803</text:p>
          </table:table-cell>
          <table:table-cell office:value-type="float" office:value="30894410.25" calcext:value-type="float">
            <text:p>30894410,25</text:p>
          </table:table-cell>
          <table:table-cell office:value-type="float" office:value="162624633.75" calcext:value-type="float">
            <text:p>162624633,75</text:p>
          </table:table-cell>
          <table:table-cell office:value-type="float" office:value="160430375.25" calcext:value-type="float">
            <text:p>16043037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25875.5" calcext:value-type="float">
            <text:p>25625875,5</text:p>
          </table:table-cell>
          <table:table-cell office:value-type="float" office:value="31394450.25" calcext:value-type="float">
            <text:p>31394450,25</text:p>
          </table:table-cell>
          <table:table-cell office:value-type="float" office:value="162560416.5" calcext:value-type="float">
            <text:p>162560416,5</text:p>
          </table:table-cell>
          <table:table-cell office:value-type="float" office:value="160454290.5" calcext:value-type="float">
            <text:p>16045429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4423" calcext:value-type="float">
            <text:p>25614423</text:p>
          </table:table-cell>
          <table:table-cell office:value-type="float" office:value="31437184.5" calcext:value-type="float">
            <text:p>31437184,5</text:p>
          </table:table-cell>
          <table:table-cell office:value-type="float" office:value="162619078.5" calcext:value-type="float">
            <text:p>162619078,5</text:p>
          </table:table-cell>
          <table:table-cell office:value-type="float" office:value="160449347.25" calcext:value-type="float">
            <text:p>16044934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4514.5" calcext:value-type="float">
            <text:p>25554514,5</text:p>
          </table:table-cell>
          <table:table-cell office:value-type="float" office:value="31418822.25" calcext:value-type="float">
            <text:p>31418822,25</text:p>
          </table:table-cell>
          <table:table-cell office:value-type="float" office:value="162637312.5" calcext:value-type="float">
            <text:p>162637312,5</text:p>
          </table:table-cell>
          <table:table-cell office:value-type="float" office:value="160518532.5" calcext:value-type="float">
            <text:p>160518532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0143.75" calcext:value-type="float">
            <text:p>25540143,75</text:p>
          </table:table-cell>
          <table:table-cell office:value-type="float" office:value="30967017.75" calcext:value-type="float">
            <text:p>30967017,75</text:p>
          </table:table-cell>
          <table:table-cell office:value-type="float" office:value="162629066.25" calcext:value-type="float">
            <text:p>162629066,25</text:p>
          </table:table-cell>
          <table:table-cell office:value-type="float" office:value="159983547.75" calcext:value-type="float">
            <text:p>159983547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9117.75" calcext:value-type="float">
            <text:p>25539117,75</text:p>
          </table:table-cell>
          <table:table-cell office:value-type="float" office:value="31418577" calcext:value-type="float">
            <text:p>31418577</text:p>
          </table:table-cell>
          <table:table-cell office:value-type="float" office:value="162612461.25" calcext:value-type="float">
            <text:p>162612461,25</text:p>
          </table:table-cell>
          <table:table-cell office:value-type="float" office:value="160401390.75" calcext:value-type="float">
            <text:p>16040139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6879.75" calcext:value-type="float">
            <text:p>25596879,75</text:p>
          </table:table-cell>
          <table:table-cell office:value-type="float" office:value="31313936.25" calcext:value-type="float">
            <text:p>31313936,25</text:p>
          </table:table-cell>
          <table:table-cell office:value-type="float" office:value="162619722" calcext:value-type="float">
            <text:p>162619722</text:p>
          </table:table-cell>
          <table:table-cell office:value-type="float" office:value="160417944" calcext:value-type="float">
            <text:p>16041794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1664.25" calcext:value-type="float">
            <text:p>25591664,25</text:p>
          </table:table-cell>
          <table:table-cell office:value-type="float" office:value="31307454" calcext:value-type="float">
            <text:p>31307454</text:p>
          </table:table-cell>
          <table:table-cell office:value-type="float" office:value="162656833.5" calcext:value-type="float">
            <text:p>162656833,5</text:p>
          </table:table-cell>
          <table:table-cell office:value-type="float" office:value="160484780.25" calcext:value-type="float">
            <text:p>16048478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7403.25" calcext:value-type="float">
            <text:p>25537403,25</text:p>
          </table:table-cell>
          <table:table-cell office:value-type="float" office:value="31307528.25" calcext:value-type="float">
            <text:p>31307528,25</text:p>
          </table:table-cell>
          <table:table-cell office:value-type="float" office:value="162655445.25" calcext:value-type="float">
            <text:p>162655445,25</text:p>
          </table:table-cell>
          <table:table-cell office:value-type="float" office:value="160005483" calcext:value-type="float">
            <text:p>16000548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5143" calcext:value-type="float">
            <text:p>25525143</text:p>
          </table:table-cell>
          <table:table-cell office:value-type="float" office:value="30774831.75" calcext:value-type="float">
            <text:p>30774831,75</text:p>
          </table:table-cell>
          <table:table-cell office:value-type="float" office:value="162672835.5" calcext:value-type="float">
            <text:p>162672835,5</text:p>
          </table:table-cell>
          <table:table-cell office:value-type="float" office:value="160420871.25" calcext:value-type="float">
            <text:p>16042087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5496.75" calcext:value-type="float">
            <text:p>25565496,75</text:p>
          </table:table-cell>
          <table:table-cell office:value-type="float" office:value="31381200" calcext:value-type="float">
            <text:p>31381200</text:p>
          </table:table-cell>
          <table:table-cell office:value-type="float" office:value="162669730.5" calcext:value-type="float">
            <text:p>162669730,5</text:p>
          </table:table-cell>
          <table:table-cell office:value-type="float" office:value="160419190.5" calcext:value-type="float">
            <text:p>16041919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7030.5" calcext:value-type="float">
            <text:p>25597030,5</text:p>
          </table:table-cell>
          <table:table-cell office:value-type="float" office:value="31299169.5" calcext:value-type="float">
            <text:p>31299169,5</text:p>
          </table:table-cell>
          <table:table-cell office:value-type="float" office:value="162677877.75" calcext:value-type="float">
            <text:p>162677877,75</text:p>
          </table:table-cell>
          <table:table-cell office:value-type="float" office:value="160417869.75" calcext:value-type="float">
            <text:p>160417869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7914" calcext:value-type="float">
            <text:p>25537914</text:p>
          </table:table-cell>
          <table:table-cell office:value-type="float" office:value="31314138.75" calcext:value-type="float">
            <text:p>31314138,75</text:p>
          </table:table-cell>
          <table:table-cell office:value-type="float" office:value="162689676.75" calcext:value-type="float">
            <text:p>162689676,75</text:p>
          </table:table-cell>
          <table:table-cell office:value-type="float" office:value="159993434.25" calcext:value-type="float">
            <text:p>159993434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2271.75" calcext:value-type="float">
            <text:p>25592271,75</text:p>
          </table:table-cell>
          <table:table-cell office:value-type="float" office:value="30842835.75" calcext:value-type="float">
            <text:p>30842835,75</text:p>
          </table:table-cell>
          <table:table-cell office:value-type="float" office:value="162626944.5" calcext:value-type="float">
            <text:p>162626944,5</text:p>
          </table:table-cell>
          <table:table-cell office:value-type="float" office:value="160470267.75" calcext:value-type="float">
            <text:p>160470267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3913.25" calcext:value-type="float">
            <text:p>25603913,25</text:p>
          </table:table-cell>
          <table:table-cell office:value-type="float" office:value="31328014.5" calcext:value-type="float">
            <text:p>31328014,5</text:p>
          </table:table-cell>
          <table:table-cell office:value-type="float" office:value="162642692.25" calcext:value-type="float">
            <text:p>162642692,25</text:p>
          </table:table-cell>
          <table:table-cell office:value-type="float" office:value="160425726.75" calcext:value-type="float">
            <text:p>16042572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912.25" calcext:value-type="float">
            <text:p>25604912,25</text:p>
          </table:table-cell>
          <table:table-cell office:value-type="float" office:value="31296145.5" calcext:value-type="float">
            <text:p>31296145,5</text:p>
          </table:table-cell>
          <table:table-cell office:value-type="float" office:value="162671163.75" calcext:value-type="float">
            <text:p>162671163,75</text:p>
          </table:table-cell>
          <table:table-cell office:value-type="float" office:value="160424199" calcext:value-type="float">
            <text:p>160424199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27709.25" calcext:value-type="float">
            <text:p>25627709,25</text:p>
          </table:table-cell>
          <table:table-cell office:value-type="float" office:value="31313229.75" calcext:value-type="float">
            <text:p>31313229,75</text:p>
          </table:table-cell>
          <table:table-cell office:value-type="float" office:value="162664220.25" calcext:value-type="float">
            <text:p>162664220,25</text:p>
          </table:table-cell>
          <table:table-cell office:value-type="float" office:value="160352730" calcext:value-type="float">
            <text:p>160352730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95225.75" calcext:value-type="float">
            <text:p>25395225,75</text:p>
          </table:table-cell>
          <table:table-cell office:value-type="float" office:value="30849691.5" calcext:value-type="float">
            <text:p>30849691,5</text:p>
          </table:table-cell>
          <table:table-cell office:value-type="float" office:value="162664348.5" calcext:value-type="float">
            <text:p>162664348,5</text:p>
          </table:table-cell>
          <table:table-cell office:value-type="float" office:value="159980836.5" calcext:value-type="float">
            <text:p>15998083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1484.25" calcext:value-type="float">
            <text:p>25591484,25</text:p>
          </table:table-cell>
          <table:table-cell office:value-type="float" office:value="31352879.25" calcext:value-type="float">
            <text:p>31352879,25</text:p>
          </table:table-cell>
          <table:table-cell office:value-type="float" office:value="162701910" calcext:value-type="float">
            <text:p>162701910</text:p>
          </table:table-cell>
          <table:table-cell office:value-type="float" office:value="160392780" calcext:value-type="float">
            <text:p>160392780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2529.5" calcext:value-type="float">
            <text:p>25602529,5</text:p>
          </table:table-cell>
          <table:table-cell office:value-type="float" office:value="31340180.25" calcext:value-type="float">
            <text:p>31340180,25</text:p>
          </table:table-cell>
          <table:table-cell office:value-type="float" office:value="162648483.75" calcext:value-type="float">
            <text:p>162648483,75</text:p>
          </table:table-cell>
          <table:table-cell office:value-type="float" office:value="160422547.5" calcext:value-type="float">
            <text:p>16042254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1480" calcext:value-type="float">
            <text:p>25611480</text:p>
          </table:table-cell>
          <table:table-cell office:value-type="float" office:value="31339077.75" calcext:value-type="float">
            <text:p>31339077,75</text:p>
          </table:table-cell>
          <table:table-cell office:value-type="float" office:value="162658746" calcext:value-type="float">
            <text:p>162658746</text:p>
          </table:table-cell>
          <table:table-cell office:value-type="float" office:value="160364405.25" calcext:value-type="float">
            <text:p>16036440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4162" calcext:value-type="float">
            <text:p>25524162</text:p>
          </table:table-cell>
          <table:table-cell office:value-type="float" office:value="31401886.5" calcext:value-type="float">
            <text:p>31401886,5</text:p>
          </table:table-cell>
          <table:table-cell office:value-type="float" office:value="162643005" calcext:value-type="float">
            <text:p>162643005</text:p>
          </table:table-cell>
          <table:table-cell office:value-type="float" office:value="159928368.75" calcext:value-type="float">
            <text:p>15992836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5653.5" calcext:value-type="float">
            <text:p>25595653,5</text:p>
          </table:table-cell>
          <table:table-cell office:value-type="float" office:value="30842102.25" calcext:value-type="float">
            <text:p>30842102,25</text:p>
          </table:table-cell>
          <table:table-cell office:value-type="float" office:value="162619643.25" calcext:value-type="float">
            <text:p>162619643,25</text:p>
          </table:table-cell>
          <table:table-cell office:value-type="float" office:value="160332615" calcext:value-type="float">
            <text:p>16033261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3798.5" calcext:value-type="float">
            <text:p>25603798,5</text:p>
          </table:table-cell>
          <table:table-cell office:value-type="float" office:value="31372661.25" calcext:value-type="float">
            <text:p>31372661,25</text:p>
          </table:table-cell>
          <table:table-cell office:value-type="float" office:value="162639470.25" calcext:value-type="float">
            <text:p>162639470,25</text:p>
          </table:table-cell>
          <table:table-cell office:value-type="float" office:value="160383091.5" calcext:value-type="float">
            <text:p>160383091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27214.25" calcext:value-type="float">
            <text:p>25627214,25</text:p>
          </table:table-cell>
          <table:table-cell office:value-type="float" office:value="31383882" calcext:value-type="float">
            <text:p>31383882</text:p>
          </table:table-cell>
          <table:table-cell office:value-type="float" office:value="162650646" calcext:value-type="float">
            <text:p>162650646</text:p>
          </table:table-cell>
          <table:table-cell office:value-type="float" office:value="160350894" calcext:value-type="float">
            <text:p>16035089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0521" calcext:value-type="float">
            <text:p>25570521</text:p>
          </table:table-cell>
          <table:table-cell office:value-type="float" office:value="31408031.25" calcext:value-type="float">
            <text:p>31408031,25</text:p>
          </table:table-cell>
          <table:table-cell office:value-type="float" office:value="162648135" calcext:value-type="float">
            <text:p>162648135</text:p>
          </table:table-cell>
          <table:table-cell office:value-type="float" office:value="160387569" calcext:value-type="float">
            <text:p>160387569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3718.25" calcext:value-type="float">
            <text:p>25573718,25</text:p>
          </table:table-cell>
          <table:table-cell office:value-type="float" office:value="30821870.25" calcext:value-type="float">
            <text:p>30821870,25</text:p>
          </table:table-cell>
          <table:table-cell office:value-type="float" office:value="162694496.25" calcext:value-type="float">
            <text:p>162694496,25</text:p>
          </table:table-cell>
          <table:table-cell office:value-type="float" office:value="159862893.75" calcext:value-type="float">
            <text:p>15986289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4220.5" calcext:value-type="float">
            <text:p>25614220,5</text:p>
          </table:table-cell>
          <table:table-cell office:value-type="float" office:value="31375109.25" calcext:value-type="float">
            <text:p>31375109,25</text:p>
          </table:table-cell>
          <table:table-cell office:value-type="float" office:value="162640012.5" calcext:value-type="float">
            <text:p>162640012,5</text:p>
          </table:table-cell>
          <table:table-cell office:value-type="float" office:value="160313553" calcext:value-type="float">
            <text:p>16031355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7033" calcext:value-type="float">
            <text:p>25617033</text:p>
          </table:table-cell>
          <table:table-cell office:value-type="float" office:value="31308446.25" calcext:value-type="float">
            <text:p>31308446,25</text:p>
          </table:table-cell>
          <table:table-cell office:value-type="float" office:value="162704400.75" calcext:value-type="float">
            <text:p>162704400,75</text:p>
          </table:table-cell>
          <table:table-cell office:value-type="float" office:value="160410870" calcext:value-type="float">
            <text:p>160410870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7237.5" calcext:value-type="float">
            <text:p>25597237,5</text:p>
          </table:table-cell>
          <table:table-cell office:value-type="float" office:value="31262107.5" calcext:value-type="float">
            <text:p>31262107,5</text:p>
          </table:table-cell>
          <table:table-cell office:value-type="float" office:value="162675396" calcext:value-type="float">
            <text:p>162675396</text:p>
          </table:table-cell>
          <table:table-cell office:value-type="float" office:value="160399413" calcext:value-type="float">
            <text:p>16039941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0703" calcext:value-type="float">
            <text:p>25550703</text:p>
          </table:table-cell>
          <table:table-cell office:value-type="float" office:value="30843587.25" calcext:value-type="float">
            <text:p>30843587,25</text:p>
          </table:table-cell>
          <table:table-cell office:value-type="float" office:value="162633541.5" calcext:value-type="float">
            <text:p>162633541,5</text:p>
          </table:table-cell>
          <table:table-cell office:value-type="float" office:value="159939360" calcext:value-type="float">
            <text:p>159939360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1507" calcext:value-type="float">
            <text:p>25611507</text:p>
          </table:table-cell>
          <table:table-cell office:value-type="float" office:value="31324943.25" calcext:value-type="float">
            <text:p>31324943,25</text:p>
          </table:table-cell>
          <table:table-cell office:value-type="float" office:value="162658354.5" calcext:value-type="float">
            <text:p>162658354,5</text:p>
          </table:table-cell>
          <table:table-cell office:value-type="float" office:value="160390035" calcext:value-type="float">
            <text:p>16039003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5273.5" calcext:value-type="float">
            <text:p>25615273,5</text:p>
          </table:table-cell>
          <table:table-cell office:value-type="float" office:value="31366091.25" calcext:value-type="float">
            <text:p>31366091,25</text:p>
          </table:table-cell>
          <table:table-cell office:value-type="float" office:value="162682782.75" calcext:value-type="float">
            <text:p>162682782,75</text:p>
          </table:table-cell>
          <table:table-cell office:value-type="float" office:value="160401737.25" calcext:value-type="float">
            <text:p>16040173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5893.25" calcext:value-type="float">
            <text:p>25605893,25</text:p>
          </table:table-cell>
          <table:table-cell office:value-type="float" office:value="31433778" calcext:value-type="float">
            <text:p>31433778</text:p>
          </table:table-cell>
          <table:table-cell office:value-type="float" office:value="162658242" calcext:value-type="float">
            <text:p>162658242</text:p>
          </table:table-cell>
          <table:table-cell office:value-type="float" office:value="160422831" calcext:value-type="float">
            <text:p>160422831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7293.25" calcext:value-type="float">
            <text:p>25557293,25</text:p>
          </table:table-cell>
          <table:table-cell office:value-type="float" office:value="30909588.75" calcext:value-type="float">
            <text:p>30909588,75</text:p>
          </table:table-cell>
          <table:table-cell office:value-type="float" office:value="162675859.5" calcext:value-type="float">
            <text:p>162675859,5</text:p>
          </table:table-cell>
          <table:table-cell office:value-type="float" office:value="160419564" calcext:value-type="float">
            <text:p>16041956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1469.75" calcext:value-type="float">
            <text:p>25601469,75</text:p>
          </table:table-cell>
          <table:table-cell office:value-type="float" office:value="31394643.75" calcext:value-type="float">
            <text:p>31394643,75</text:p>
          </table:table-cell>
          <table:table-cell office:value-type="float" office:value="162652333.5" calcext:value-type="float">
            <text:p>162652333,5</text:p>
          </table:table-cell>
          <table:table-cell office:value-type="float" office:value="159892818.75" calcext:value-type="float">
            <text:p>15989281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8297.75" calcext:value-type="float">
            <text:p>25548297,75</text:p>
          </table:table-cell>
          <table:table-cell office:value-type="float" office:value="31334917.5" calcext:value-type="float">
            <text:p>31334917,5</text:p>
          </table:table-cell>
          <table:table-cell office:value-type="float" office:value="162678404.25" calcext:value-type="float">
            <text:p>162678404,25</text:p>
          </table:table-cell>
          <table:table-cell office:value-type="float" office:value="160366905" calcext:value-type="float">
            <text:p>16036690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8905.75" calcext:value-type="float">
            <text:p>25588905,75</text:p>
          </table:table-cell>
          <table:table-cell office:value-type="float" office:value="31333565.25" calcext:value-type="float">
            <text:p>31333565,25</text:p>
          </table:table-cell>
          <table:table-cell office:value-type="float" office:value="162695468.25" calcext:value-type="float">
            <text:p>162695468,25</text:p>
          </table:table-cell>
          <table:table-cell office:value-type="float" office:value="160364769.75" calcext:value-type="float">
            <text:p>160364769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0900.25" calcext:value-type="float">
            <text:p>25580900,25</text:p>
          </table:table-cell>
          <table:table-cell office:value-type="float" office:value="31351799.25" calcext:value-type="float">
            <text:p>31351799,25</text:p>
          </table:table-cell>
          <table:table-cell office:value-type="float" office:value="162694066.5" calcext:value-type="float">
            <text:p>162694066,5</text:p>
          </table:table-cell>
          <table:table-cell office:value-type="float" office:value="160361318.25" calcext:value-type="float">
            <text:p>160361318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28262.5" calcext:value-type="float">
            <text:p>25428262,5</text:p>
          </table:table-cell>
          <table:table-cell office:value-type="float" office:value="30840113.25" calcext:value-type="float">
            <text:p>30840113,25</text:p>
          </table:table-cell>
          <table:table-cell office:value-type="float" office:value="162620124.75" calcext:value-type="float">
            <text:p>162620124,75</text:p>
          </table:table-cell>
          <table:table-cell office:value-type="float" office:value="159958739.25" calcext:value-type="float">
            <text:p>15995873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4733.25" calcext:value-type="float">
            <text:p>25504733,25</text:p>
          </table:table-cell>
          <table:table-cell office:value-type="float" office:value="31369909.5" calcext:value-type="float">
            <text:p>31369909,5</text:p>
          </table:table-cell>
          <table:table-cell office:value-type="float" office:value="162633273.75" calcext:value-type="float">
            <text:p>162633273,75</text:p>
          </table:table-cell>
          <table:table-cell office:value-type="float" office:value="160363604.25" calcext:value-type="float">
            <text:p>160363604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6141.75" calcext:value-type="float">
            <text:p>25506141,75</text:p>
          </table:table-cell>
          <table:table-cell office:value-type="float" office:value="31326954.75" calcext:value-type="float">
            <text:p>31326954,75</text:p>
          </table:table-cell>
          <table:table-cell office:value-type="float" office:value="162617922" calcext:value-type="float">
            <text:p>162617922</text:p>
          </table:table-cell>
          <table:table-cell office:value-type="float" office:value="160371945" calcext:value-type="float">
            <text:p>16037194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4957" calcext:value-type="float">
            <text:p>25494957</text:p>
          </table:table-cell>
          <table:table-cell office:value-type="float" office:value="31328894.25" calcext:value-type="float">
            <text:p>31328894,25</text:p>
          </table:table-cell>
          <table:table-cell office:value-type="float" office:value="162652837.5" calcext:value-type="float">
            <text:p>162652837,5</text:p>
          </table:table-cell>
          <table:table-cell office:value-type="float" office:value="160307178.75" calcext:value-type="float">
            <text:p>16030717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394501.25" calcext:value-type="float">
            <text:p>25394501,25</text:p>
          </table:table-cell>
          <table:table-cell office:value-type="float" office:value="30858813" calcext:value-type="float">
            <text:p>30858813</text:p>
          </table:table-cell>
          <table:table-cell office:value-type="float" office:value="162638673.75" calcext:value-type="float">
            <text:p>162638673,75</text:p>
          </table:table-cell>
          <table:table-cell office:value-type="float" office:value="159893275.5" calcext:value-type="float">
            <text:p>15989327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2683" calcext:value-type="float">
            <text:p>25552683</text:p>
          </table:table-cell>
          <table:table-cell office:value-type="float" office:value="31345690.5" calcext:value-type="float">
            <text:p>31345690,5</text:p>
          </table:table-cell>
          <table:table-cell office:value-type="float" office:value="162682240.5" calcext:value-type="float">
            <text:p>162682240,5</text:p>
          </table:table-cell>
          <table:table-cell office:value-type="float" office:value="160322109.75" calcext:value-type="float">
            <text:p>160322109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730" calcext:value-type="float">
            <text:p>25604730</text:p>
          </table:table-cell>
          <table:table-cell office:value-type="float" office:value="31327242.75" calcext:value-type="float">
            <text:p>31327242,75</text:p>
          </table:table-cell>
          <table:table-cell office:value-type="float" office:value="162636383.25" calcext:value-type="float">
            <text:p>162636383,25</text:p>
          </table:table-cell>
          <table:table-cell office:value-type="float" office:value="160366727.25" calcext:value-type="float">
            <text:p>16036672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2273" calcext:value-type="float">
            <text:p>25602273</text:p>
          </table:table-cell>
          <table:table-cell office:value-type="float" office:value="31331945.25" calcext:value-type="float">
            <text:p>31331945,25</text:p>
          </table:table-cell>
          <table:table-cell office:value-type="float" office:value="162650013.75" calcext:value-type="float">
            <text:p>162650013,75</text:p>
          </table:table-cell>
          <table:table-cell office:value-type="float" office:value="160316604" calcext:value-type="float">
            <text:p>16031660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6058" calcext:value-type="float">
            <text:p>25556058</text:p>
          </table:table-cell>
          <table:table-cell office:value-type="float" office:value="30836621.25" calcext:value-type="float">
            <text:p>30836621,25</text:p>
          </table:table-cell>
          <table:table-cell office:value-type="float" office:value="162656588.25" calcext:value-type="float">
            <text:p>162656588,25</text:p>
          </table:table-cell>
          <table:table-cell office:value-type="float" office:value="160270285.5" calcext:value-type="float">
            <text:p>16027028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8699.75" calcext:value-type="float">
            <text:p>25578699,75</text:p>
          </table:table-cell>
          <table:table-cell office:value-type="float" office:value="31339129.5" calcext:value-type="float">
            <text:p>31339129,5</text:p>
          </table:table-cell>
          <table:table-cell office:value-type="float" office:value="162628670.25" calcext:value-type="float">
            <text:p>162628670,25</text:p>
          </table:table-cell>
          <table:table-cell office:value-type="float" office:value="159836100.75" calcext:value-type="float">
            <text:p>15983610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111.25" calcext:value-type="float">
            <text:p>25604111,25</text:p>
          </table:table-cell>
          <table:table-cell office:value-type="float" office:value="31333160.25" calcext:value-type="float">
            <text:p>31333160,25</text:p>
          </table:table-cell>
          <table:table-cell office:value-type="float" office:value="162637656.75" calcext:value-type="float">
            <text:p>162637656,75</text:p>
          </table:table-cell>
          <table:table-cell office:value-type="float" office:value="160283855.25" calcext:value-type="float">
            <text:p>16028385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2002.75" calcext:value-type="float">
            <text:p>25582002,75</text:p>
          </table:table-cell>
          <table:table-cell office:value-type="float" office:value="31348802.25" calcext:value-type="float">
            <text:p>31348802,25</text:p>
          </table:table-cell>
          <table:table-cell office:value-type="float" office:value="162619085.25" calcext:value-type="float">
            <text:p>162619085,25</text:p>
          </table:table-cell>
          <table:table-cell office:value-type="float" office:value="160287230.25" calcext:value-type="float">
            <text:p>16028723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0834.25" calcext:value-type="float">
            <text:p>25520834,25</text:p>
          </table:table-cell>
          <table:table-cell office:value-type="float" office:value="31427073" calcext:value-type="float">
            <text:p>31427073</text:p>
          </table:table-cell>
          <table:table-cell office:value-type="float" office:value="162577113.75" calcext:value-type="float">
            <text:p>162577113,75</text:p>
          </table:table-cell>
          <table:table-cell office:value-type="float" office:value="160282579.5" calcext:value-type="float">
            <text:p>16028257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9048" calcext:value-type="float">
            <text:p>25539048</text:p>
          </table:table-cell>
          <table:table-cell office:value-type="float" office:value="30847907.25" calcext:value-type="float">
            <text:p>30847907,25</text:p>
          </table:table-cell>
          <table:table-cell office:value-type="float" office:value="162555630.75" calcext:value-type="float">
            <text:p>162555630,75</text:p>
          </table:table-cell>
          <table:table-cell office:value-type="float" office:value="159811105.5" calcext:value-type="float">
            <text:p>15981110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748.25" calcext:value-type="float">
            <text:p>25606748,25</text:p>
          </table:table-cell>
          <table:table-cell office:value-type="float" office:value="31336868.25" calcext:value-type="float">
            <text:p>31336868,25</text:p>
          </table:table-cell>
          <table:table-cell office:value-type="float" office:value="162509901.75" calcext:value-type="float">
            <text:p>162509901,75</text:p>
          </table:table-cell>
          <table:table-cell office:value-type="float" office:value="160350171.75" calcext:value-type="float">
            <text:p>160350171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5580.5" calcext:value-type="float">
            <text:p>25605580,5</text:p>
          </table:table-cell>
          <table:table-cell office:value-type="float" office:value="31311690.75" calcext:value-type="float">
            <text:p>31311690,75</text:p>
          </table:table-cell>
          <table:table-cell office:value-type="float" office:value="162560135.25" calcext:value-type="float">
            <text:p>162560135,25</text:p>
          </table:table-cell>
          <table:table-cell office:value-type="float" office:value="160286942.25" calcext:value-type="float">
            <text:p>160286942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1874.75" calcext:value-type="float">
            <text:p>25511874,75</text:p>
          </table:table-cell>
          <table:table-cell office:value-type="float" office:value="31326581.25" calcext:value-type="float">
            <text:p>31326581,25</text:p>
          </table:table-cell>
          <table:table-cell office:value-type="float" office:value="162471030.75" calcext:value-type="float">
            <text:p>162471030,75</text:p>
          </table:table-cell>
          <table:table-cell office:value-type="float" office:value="160298667" calcext:value-type="float">
            <text:p>16029866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34209.25" calcext:value-type="float">
            <text:p>25434209,25</text:p>
          </table:table-cell>
          <table:table-cell office:value-type="float" office:value="30865504.5" calcext:value-type="float">
            <text:p>30865504,5</text:p>
          </table:table-cell>
          <table:table-cell office:value-type="float" office:value="162428481" calcext:value-type="float">
            <text:p>162428481</text:p>
          </table:table-cell>
          <table:table-cell office:value-type="float" office:value="160266390.75" calcext:value-type="float">
            <text:p>16026639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3916.5" calcext:value-type="float">
            <text:p>25503916,5</text:p>
          </table:table-cell>
          <table:table-cell office:value-type="float" office:value="31338022.5" calcext:value-type="float">
            <text:p>31338022,5</text:p>
          </table:table-cell>
          <table:table-cell office:value-type="float" office:value="162452436.75" calcext:value-type="float">
            <text:p>162452436,75</text:p>
          </table:table-cell>
          <table:table-cell office:value-type="float" office:value="159761677.5" calcext:value-type="float">
            <text:p>15976167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6514" calcext:value-type="float">
            <text:p>25496514</text:p>
          </table:table-cell>
          <table:table-cell office:value-type="float" office:value="31326012" calcext:value-type="float">
            <text:p>31326012</text:p>
          </table:table-cell>
          <table:table-cell office:value-type="float" office:value="162563539.5" calcext:value-type="float">
            <text:p>162563539,5</text:p>
          </table:table-cell>
          <table:table-cell office:value-type="float" office:value="160281553.5" calcext:value-type="float">
            <text:p>160281553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0924" calcext:value-type="float">
            <text:p>25500924</text:p>
          </table:table-cell>
          <table:table-cell office:value-type="float" office:value="31345276.5" calcext:value-type="float">
            <text:p>31345276,5</text:p>
          </table:table-cell>
          <table:table-cell office:value-type="float" office:value="162501579" calcext:value-type="float">
            <text:p>162501579</text:p>
          </table:table-cell>
          <table:table-cell office:value-type="float" office:value="160232316.75" calcext:value-type="float">
            <text:p>16023231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8193.25" calcext:value-type="float">
            <text:p>25468193,25</text:p>
          </table:table-cell>
          <table:table-cell office:value-type="float" office:value="30860464.5" calcext:value-type="float">
            <text:p>30860464,5</text:p>
          </table:table-cell>
          <table:table-cell office:value-type="float" office:value="162534006" calcext:value-type="float">
            <text:p>162534006</text:p>
          </table:table-cell>
          <table:table-cell office:value-type="float" office:value="160243701.75" calcext:value-type="float">
            <text:p>160243701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27535.75" calcext:value-type="float">
            <text:p>25427535,75</text:p>
          </table:table-cell>
          <table:table-cell office:value-type="float" office:value="31336573.5" calcext:value-type="float">
            <text:p>31336573,5</text:p>
          </table:table-cell>
          <table:table-cell office:value-type="float" office:value="162532152" calcext:value-type="float">
            <text:p>162532152</text:p>
          </table:table-cell>
          <table:table-cell office:value-type="float" office:value="159832476" calcext:value-type="float">
            <text:p>15983247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8066.5" calcext:value-type="float">
            <text:p>25498066,5</text:p>
          </table:table-cell>
          <table:table-cell office:value-type="float" office:value="31338596.25" calcext:value-type="float">
            <text:p>31338596,25</text:p>
          </table:table-cell>
          <table:table-cell office:value-type="float" office:value="162504333" calcext:value-type="float">
            <text:p>162504333</text:p>
          </table:table-cell>
          <table:table-cell office:value-type="float" office:value="160240486.5" calcext:value-type="float">
            <text:p>16024048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9859.75" calcext:value-type="float">
            <text:p>25499859,75</text:p>
          </table:table-cell>
          <table:table-cell office:value-type="float" office:value="31326522.75" calcext:value-type="float">
            <text:p>31326522,75</text:p>
          </table:table-cell>
          <table:table-cell office:value-type="float" office:value="162548325" calcext:value-type="float">
            <text:p>162548325</text:p>
          </table:table-cell>
          <table:table-cell office:value-type="float" office:value="160232339.25" calcext:value-type="float">
            <text:p>16023233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1494.5" calcext:value-type="float">
            <text:p>25511494,5</text:p>
          </table:table-cell>
          <table:table-cell office:value-type="float" office:value="31355802" calcext:value-type="float">
            <text:p>31355802</text:p>
          </table:table-cell>
          <table:table-cell office:value-type="float" office:value="162492477.75" calcext:value-type="float">
            <text:p>162492477,75</text:p>
          </table:table-cell>
          <table:table-cell office:value-type="float" office:value="160298979.75" calcext:value-type="float">
            <text:p>160298979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20441.5" calcext:value-type="float">
            <text:p>25420441,5</text:p>
          </table:table-cell>
          <table:table-cell office:value-type="float" office:value="30872040.75" calcext:value-type="float">
            <text:p>30872040,75</text:p>
          </table:table-cell>
          <table:table-cell office:value-type="float" office:value="162599553" calcext:value-type="float">
            <text:p>162599553</text:p>
          </table:table-cell>
          <table:table-cell office:value-type="float" office:value="160209258.75" calcext:value-type="float">
            <text:p>16020925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3496.75" calcext:value-type="float">
            <text:p>25493496,75</text:p>
          </table:table-cell>
          <table:table-cell office:value-type="float" office:value="31336080.75" calcext:value-type="float">
            <text:p>31336080,75</text:p>
          </table:table-cell>
          <table:table-cell office:value-type="float" office:value="162535835.25" calcext:value-type="float">
            <text:p>162535835,25</text:p>
          </table:table-cell>
          <table:table-cell office:value-type="float" office:value="159688795.5" calcext:value-type="float">
            <text:p>15968879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5439.75" calcext:value-type="float">
            <text:p>25505439,75</text:p>
          </table:table-cell>
          <table:table-cell office:value-type="float" office:value="31329290.25" calcext:value-type="float">
            <text:p>31329290,25</text:p>
          </table:table-cell>
          <table:table-cell office:value-type="float" office:value="162521741.25" calcext:value-type="float">
            <text:p>162521741,25</text:p>
          </table:table-cell>
          <table:table-cell office:value-type="float" office:value="160258914" calcext:value-type="float">
            <text:p>16025891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6394.5" calcext:value-type="float">
            <text:p>25476394,5</text:p>
          </table:table-cell>
          <table:table-cell office:value-type="float" office:value="31336713" calcext:value-type="float">
            <text:p>31336713</text:p>
          </table:table-cell>
          <table:table-cell office:value-type="float" office:value="162551625.75" calcext:value-type="float">
            <text:p>162551625,75</text:p>
          </table:table-cell>
          <table:table-cell office:value-type="float" office:value="160211171.25" calcext:value-type="float">
            <text:p>16021117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52486" calcext:value-type="float">
            <text:p>25452486</text:p>
          </table:table-cell>
          <table:table-cell office:value-type="float" office:value="30890999.25" calcext:value-type="float">
            <text:p>30890999,25</text:p>
          </table:table-cell>
          <table:table-cell office:value-type="float" office:value="162613433.25" calcext:value-type="float">
            <text:p>162613433,25</text:p>
          </table:table-cell>
          <table:table-cell office:value-type="float" office:value="160268487.75" calcext:value-type="float">
            <text:p>160268487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8371" calcext:value-type="float">
            <text:p>25468371</text:p>
          </table:table-cell>
          <table:table-cell office:value-type="float" office:value="31328943.75" calcext:value-type="float">
            <text:p>31328943,75</text:p>
          </table:table-cell>
          <table:table-cell office:value-type="float" office:value="162583980.75" calcext:value-type="float">
            <text:p>162583980,75</text:p>
          </table:table-cell>
          <table:table-cell office:value-type="float" office:value="159741670.5" calcext:value-type="float">
            <text:p>15974167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7931.5" calcext:value-type="float">
            <text:p>25497931,5</text:p>
          </table:table-cell>
          <table:table-cell office:value-type="float" office:value="31319016.75" calcext:value-type="float">
            <text:p>31319016,75</text:p>
          </table:table-cell>
          <table:table-cell office:value-type="float" office:value="162547861.5" calcext:value-type="float">
            <text:p>162547861,5</text:p>
          </table:table-cell>
          <table:table-cell office:value-type="float" office:value="160215432.75" calcext:value-type="float">
            <text:p>16021543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1165.75" calcext:value-type="float">
            <text:p>25491165,75</text:p>
          </table:table-cell>
          <table:table-cell office:value-type="float" office:value="31317243.75" calcext:value-type="float">
            <text:p>31317243,75</text:p>
          </table:table-cell>
          <table:table-cell office:value-type="float" office:value="162580639.5" calcext:value-type="float">
            <text:p>162580639,5</text:p>
          </table:table-cell>
          <table:table-cell office:value-type="float" office:value="160197446.25" calcext:value-type="float">
            <text:p>16019744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2252.5" calcext:value-type="float">
            <text:p>25582252,5</text:p>
          </table:table-cell>
          <table:table-cell office:value-type="float" office:value="30885795" calcext:value-type="float">
            <text:p>30885795</text:p>
          </table:table-cell>
          <table:table-cell office:value-type="float" office:value="162599523.75" calcext:value-type="float">
            <text:p>162599523,75</text:p>
          </table:table-cell>
          <table:table-cell office:value-type="float" office:value="160193200.5" calcext:value-type="float">
            <text:p>16019320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2217.25" calcext:value-type="float">
            <text:p>25552217,25</text:p>
          </table:table-cell>
          <table:table-cell office:value-type="float" office:value="31431174.75" calcext:value-type="float">
            <text:p>31431174,75</text:p>
          </table:table-cell>
          <table:table-cell office:value-type="float" office:value="162527967" calcext:value-type="float">
            <text:p>162527967</text:p>
          </table:table-cell>
          <table:table-cell office:value-type="float" office:value="159776266.5" calcext:value-type="float">
            <text:p>15977626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2230.25" calcext:value-type="float">
            <text:p>25602230,25</text:p>
          </table:table-cell>
          <table:table-cell office:value-type="float" office:value="31463037" calcext:value-type="float">
            <text:p>31463037</text:p>
          </table:table-cell>
          <table:table-cell office:value-type="float" office:value="162580223.25" calcext:value-type="float">
            <text:p>162580223,25</text:p>
          </table:table-cell>
          <table:table-cell office:value-type="float" office:value="160236150.75" calcext:value-type="float">
            <text:p>16023615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730.25" calcext:value-type="float">
            <text:p>25606730,25</text:p>
          </table:table-cell>
          <table:table-cell office:value-type="float" office:value="31379206.5" calcext:value-type="float">
            <text:p>31379206,5</text:p>
          </table:table-cell>
          <table:table-cell office:value-type="float" office:value="162492590.25" calcext:value-type="float">
            <text:p>162492590,25</text:p>
          </table:table-cell>
          <table:table-cell office:value-type="float" office:value="160226579.25" calcext:value-type="float">
            <text:p>16022657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0600.25" calcext:value-type="float">
            <text:p>25610600,25</text:p>
          </table:table-cell>
          <table:table-cell office:value-type="float" office:value="31385913.75" calcext:value-type="float">
            <text:p>31385913,75</text:p>
          </table:table-cell>
          <table:table-cell office:value-type="float" office:value="162425139.75" calcext:value-type="float">
            <text:p>162425139,75</text:p>
          </table:table-cell>
          <table:table-cell office:value-type="float" office:value="160213410" calcext:value-type="float">
            <text:p>160213410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8387.75" calcext:value-type="float">
            <text:p>25548387,75</text:p>
          </table:table-cell>
          <table:table-cell office:value-type="float" office:value="30850087.5" calcext:value-type="float">
            <text:p>30850087,5</text:p>
          </table:table-cell>
          <table:table-cell office:value-type="float" office:value="162500400" calcext:value-type="float">
            <text:p>162500400</text:p>
          </table:table-cell>
          <table:table-cell office:value-type="float" office:value="160245927" calcext:value-type="float">
            <text:p>16024592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5673.75" calcext:value-type="float">
            <text:p>25595673,75</text:p>
          </table:table-cell>
          <table:table-cell office:value-type="float" office:value="31601859.75" calcext:value-type="float">
            <text:p>31601859,75</text:p>
          </table:table-cell>
          <table:table-cell office:value-type="float" office:value="162466620.75" calcext:value-type="float">
            <text:p>162466620,75</text:p>
          </table:table-cell>
          <table:table-cell office:value-type="float" office:value="159802494.75" calcext:value-type="float">
            <text:p>159802494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257.5" calcext:value-type="float">
            <text:p>25604257,5</text:p>
          </table:table-cell>
          <table:table-cell office:value-type="float" office:value="31380252.75" calcext:value-type="float">
            <text:p>31380252,75</text:p>
          </table:table-cell>
          <table:table-cell office:value-type="float" office:value="162551846.25" calcext:value-type="float">
            <text:p>162551846,25</text:p>
          </table:table-cell>
          <table:table-cell office:value-type="float" office:value="160224925.5" calcext:value-type="float">
            <text:p>16022492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7192" calcext:value-type="float">
            <text:p>25557192</text:p>
          </table:table-cell>
          <table:table-cell office:value-type="float" office:value="31425030" calcext:value-type="float">
            <text:p>31425030</text:p>
          </table:table-cell>
          <table:table-cell office:value-type="float" office:value="162470205" calcext:value-type="float">
            <text:p>162470205</text:p>
          </table:table-cell>
          <table:table-cell office:value-type="float" office:value="160245229.5" calcext:value-type="float">
            <text:p>16024522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4840.75" calcext:value-type="float">
            <text:p>25554840,75</text:p>
          </table:table-cell>
          <table:table-cell office:value-type="float" office:value="30868791.75" calcext:value-type="float">
            <text:p>30868791,75</text:p>
          </table:table-cell>
          <table:table-cell office:value-type="float" office:value="162406993.5" calcext:value-type="float">
            <text:p>162406993,5</text:p>
          </table:table-cell>
          <table:table-cell office:value-type="float" office:value="160168610.25" calcext:value-type="float">
            <text:p>16016861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4038.75" calcext:value-type="float">
            <text:p>25564038,75</text:p>
          </table:table-cell>
          <table:table-cell office:value-type="float" office:value="31432074.75" calcext:value-type="float">
            <text:p>31432074,75</text:p>
          </table:table-cell>
          <table:table-cell office:value-type="float" office:value="162468483.75" calcext:value-type="float">
            <text:p>162468483,75</text:p>
          </table:table-cell>
          <table:table-cell office:value-type="float" office:value="159840981" calcext:value-type="float">
            <text:p>159840981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17985.75" calcext:value-type="float">
            <text:p>25517985,75</text:p>
          </table:table-cell>
          <table:table-cell office:value-type="float" office:value="31781157.75" calcext:value-type="float">
            <text:p>31781157,75</text:p>
          </table:table-cell>
          <table:table-cell office:value-type="float" office:value="162435784.5" calcext:value-type="float">
            <text:p>162435784,5</text:p>
          </table:table-cell>
          <table:table-cell office:value-type="float" office:value="160170259.5" calcext:value-type="float">
            <text:p>160170259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1718.25" calcext:value-type="float">
            <text:p>25501718,25</text:p>
          </table:table-cell>
          <table:table-cell office:value-type="float" office:value="31475443.5" calcext:value-type="float">
            <text:p>31475443,5</text:p>
          </table:table-cell>
          <table:table-cell office:value-type="float" office:value="162430148.25" calcext:value-type="float">
            <text:p>162430148,25</text:p>
          </table:table-cell>
          <table:table-cell office:value-type="float" office:value="160215462" calcext:value-type="float">
            <text:p>160215462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4792.75" calcext:value-type="float">
            <text:p>25494792,75</text:p>
          </table:table-cell>
          <table:table-cell office:value-type="float" office:value="30882919.5" calcext:value-type="float">
            <text:p>30882919,5</text:p>
          </table:table-cell>
          <table:table-cell office:value-type="float" office:value="162474718.5" calcext:value-type="float">
            <text:p>162474718,5</text:p>
          </table:table-cell>
          <table:table-cell office:value-type="float" office:value="160172471.25" calcext:value-type="float">
            <text:p>16017247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03951.25" calcext:value-type="float">
            <text:p>25403951,25</text:p>
          </table:table-cell>
          <table:table-cell office:value-type="float" office:value="31383893.25" calcext:value-type="float">
            <text:p>31383893,25</text:p>
          </table:table-cell>
          <table:table-cell office:value-type="float" office:value="162522895.5" calcext:value-type="float">
            <text:p>162522895,5</text:p>
          </table:table-cell>
          <table:table-cell office:value-type="float" office:value="160222045.5" calcext:value-type="float">
            <text:p>160222045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26025" calcext:value-type="float">
            <text:p>25526025</text:p>
          </table:table-cell>
          <table:table-cell office:value-type="float" office:value="31444056" calcext:value-type="float">
            <text:p>31444056</text:p>
          </table:table-cell>
          <table:table-cell office:value-type="float" office:value="162498663" calcext:value-type="float">
            <text:p>162498663</text:p>
          </table:table-cell>
          <table:table-cell office:value-type="float" office:value="159683568.75" calcext:value-type="float">
            <text:p>15968356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60104.5" calcext:value-type="float">
            <text:p>25460104,5</text:p>
          </table:table-cell>
          <table:table-cell office:value-type="float" office:value="31450434.75" calcext:value-type="float">
            <text:p>31450434,75</text:p>
          </table:table-cell>
          <table:table-cell office:value-type="float" office:value="162462694.5" calcext:value-type="float">
            <text:p>162462694,5</text:p>
          </table:table-cell>
          <table:table-cell office:value-type="float" office:value="160131078" calcext:value-type="float">
            <text:p>16013107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84094" calcext:value-type="float">
            <text:p>25484094</text:p>
          </table:table-cell>
          <table:table-cell office:value-type="float" office:value="31462290" calcext:value-type="float">
            <text:p>31462290</text:p>
          </table:table-cell>
          <table:table-cell office:value-type="float" office:value="162401296.5" calcext:value-type="float">
            <text:p>162401296,5</text:p>
          </table:table-cell>
          <table:table-cell office:value-type="float" office:value="160110195.75" calcext:value-type="float">
            <text:p>16011019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59557.75" calcext:value-type="float">
            <text:p>25459557,75</text:p>
          </table:table-cell>
          <table:table-cell office:value-type="float" office:value="30887295.75" calcext:value-type="float">
            <text:p>30887295,75</text:p>
          </table:table-cell>
          <table:table-cell office:value-type="float" office:value="162439411.5" calcext:value-type="float">
            <text:p>162439411,5</text:p>
          </table:table-cell>
          <table:table-cell office:value-type="float" office:value="160145037" calcext:value-type="float">
            <text:p>16014503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58266.25" calcext:value-type="float">
            <text:p>25458266,25</text:p>
          </table:table-cell>
          <table:table-cell office:value-type="float" office:value="31326207.75" calcext:value-type="float">
            <text:p>31326207,75</text:p>
          </table:table-cell>
          <table:table-cell office:value-type="float" office:value="162412465.5" calcext:value-type="float">
            <text:p>162412465,5</text:p>
          </table:table-cell>
          <table:table-cell office:value-type="float" office:value="159722345.25" calcext:value-type="float">
            <text:p>15972234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9459.25" calcext:value-type="float">
            <text:p>25499459,25</text:p>
          </table:table-cell>
          <table:table-cell office:value-type="float" office:value="31341559.5" calcext:value-type="float">
            <text:p>31341559,5</text:p>
          </table:table-cell>
          <table:table-cell office:value-type="float" office:value="162410391" calcext:value-type="float">
            <text:p>162410391</text:p>
          </table:table-cell>
          <table:table-cell office:value-type="float" office:value="160132032" calcext:value-type="float">
            <text:p>160132032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4439.5" calcext:value-type="float">
            <text:p>25494439,5</text:p>
          </table:table-cell>
          <table:table-cell office:value-type="float" office:value="31312212.75" calcext:value-type="float">
            <text:p>31312212,75</text:p>
          </table:table-cell>
          <table:table-cell office:value-type="float" office:value="162505885.5" calcext:value-type="float">
            <text:p>162505885,5</text:p>
          </table:table-cell>
          <table:table-cell office:value-type="float" office:value="160168466.25" calcext:value-type="float">
            <text:p>16016846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4554.25" calcext:value-type="float">
            <text:p>25494554,25</text:p>
          </table:table-cell>
          <table:table-cell office:value-type="float" office:value="30976825.5" calcext:value-type="float">
            <text:p>30976825,5</text:p>
          </table:table-cell>
          <table:table-cell office:value-type="float" office:value="162457956" calcext:value-type="float">
            <text:p>162457956</text:p>
          </table:table-cell>
          <table:table-cell office:value-type="float" office:value="160160454" calcext:value-type="float">
            <text:p>16016045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28447" calcext:value-type="float">
            <text:p>25428447</text:p>
          </table:table-cell>
          <table:table-cell office:value-type="float" office:value="31361397.75" calcext:value-type="float">
            <text:p>31361397,75</text:p>
          </table:table-cell>
          <table:table-cell office:value-type="float" office:value="162450045" calcext:value-type="float">
            <text:p>162450045</text:p>
          </table:table-cell>
          <table:table-cell office:value-type="float" office:value="160244320.5" calcext:value-type="float">
            <text:p>16024432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2956.75" calcext:value-type="float">
            <text:p>25492956,75</text:p>
          </table:table-cell>
          <table:table-cell office:value-type="float" office:value="31298496.75" calcext:value-type="float">
            <text:p>31298496,75</text:p>
          </table:table-cell>
          <table:table-cell office:value-type="float" office:value="162404102.25" calcext:value-type="float">
            <text:p>162404102,25</text:p>
          </table:table-cell>
          <table:table-cell office:value-type="float" office:value="159663116.25" calcext:value-type="float">
            <text:p>15966311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02814" calcext:value-type="float">
            <text:p>25502814</text:p>
          </table:table-cell>
          <table:table-cell office:value-type="float" office:value="31328991" calcext:value-type="float">
            <text:p>31328991</text:p>
          </table:table-cell>
          <table:table-cell office:value-type="float" office:value="162384477.75" calcext:value-type="float">
            <text:p>162384477,75</text:p>
          </table:table-cell>
          <table:table-cell office:value-type="float" office:value="160176159" calcext:value-type="float">
            <text:p>160176159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97402.75" calcext:value-type="float">
            <text:p>25497402,75</text:p>
          </table:table-cell>
          <table:table-cell office:value-type="float" office:value="30866694.75" calcext:value-type="float">
            <text:p>30866694,75</text:p>
          </table:table-cell>
          <table:table-cell office:value-type="float" office:value="162389202.75" calcext:value-type="float">
            <text:p>162389202,75</text:p>
          </table:table-cell>
          <table:table-cell office:value-type="float" office:value="160115838.75" calcext:value-type="float">
            <text:p>16011583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6755.25" calcext:value-type="float">
            <text:p>25536755,25</text:p>
          </table:table-cell>
          <table:table-cell office:value-type="float" office:value="31358315.25" calcext:value-type="float">
            <text:p>31358315,25</text:p>
          </table:table-cell>
          <table:table-cell office:value-type="float" office:value="162335112.75" calcext:value-type="float">
            <text:p>162335112,75</text:p>
          </table:table-cell>
          <table:table-cell office:value-type="float" office:value="160171670.25" calcext:value-type="float">
            <text:p>16017167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4822" calcext:value-type="float">
            <text:p>25584822</text:p>
          </table:table-cell>
          <table:table-cell office:value-type="float" office:value="31454662.5" calcext:value-type="float">
            <text:p>31454662,5</text:p>
          </table:table-cell>
          <table:table-cell office:value-type="float" office:value="162239033.25" calcext:value-type="float">
            <text:p>162239033,25</text:p>
          </table:table-cell>
          <table:table-cell office:value-type="float" office:value="159738860.25" calcext:value-type="float">
            <text:p>159738860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237.25" calcext:value-type="float">
            <text:p>25604237,25</text:p>
          </table:table-cell>
          <table:table-cell office:value-type="float" office:value="31455267.75" calcext:value-type="float">
            <text:p>31455267,75</text:p>
          </table:table-cell>
          <table:table-cell office:value-type="float" office:value="162268060.5" calcext:value-type="float">
            <text:p>162268060,5</text:p>
          </table:table-cell>
          <table:table-cell office:value-type="float" office:value="160155760.5" calcext:value-type="float">
            <text:p>16015576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9091.5" calcext:value-type="float">
            <text:p>25599091,5</text:p>
          </table:table-cell>
          <table:table-cell office:value-type="float" office:value="30989952" calcext:value-type="float">
            <text:p>30989952</text:p>
          </table:table-cell>
          <table:table-cell office:value-type="float" office:value="162259803" calcext:value-type="float">
            <text:p>162259803</text:p>
          </table:table-cell>
          <table:table-cell office:value-type="float" office:value="160190563.5" calcext:value-type="float">
            <text:p>160190563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5538.5" calcext:value-type="float">
            <text:p>25575538,5</text:p>
          </table:table-cell>
          <table:table-cell office:value-type="float" office:value="31482686.25" calcext:value-type="float">
            <text:p>31482686,25</text:p>
          </table:table-cell>
          <table:table-cell office:value-type="float" office:value="162260658" calcext:value-type="float">
            <text:p>162260658</text:p>
          </table:table-cell>
          <table:table-cell office:value-type="float" office:value="160152426" calcext:value-type="float">
            <text:p>16015242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4070.25" calcext:value-type="float">
            <text:p>25564070,25</text:p>
          </table:table-cell>
          <table:table-cell office:value-type="float" office:value="31491704.25" calcext:value-type="float">
            <text:p>31491704,25</text:p>
          </table:table-cell>
          <table:table-cell office:value-type="float" office:value="162324888.75" calcext:value-type="float">
            <text:p>162324888,75</text:p>
          </table:table-cell>
          <table:table-cell office:value-type="float" office:value="159698956.5" calcext:value-type="float">
            <text:p>15969895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107" calcext:value-type="float">
            <text:p>25606107</text:p>
          </table:table-cell>
          <table:table-cell office:value-type="float" office:value="31526849.25" calcext:value-type="float">
            <text:p>31526849,25</text:p>
          </table:table-cell>
          <table:table-cell office:value-type="float" office:value="162305052.75" calcext:value-type="float">
            <text:p>162305052,75</text:p>
          </table:table-cell>
          <table:table-cell office:value-type="float" office:value="160172651.25" calcext:value-type="float">
            <text:p>16017265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0459.5" calcext:value-type="float">
            <text:p>25600459,5</text:p>
          </table:table-cell>
          <table:table-cell office:value-type="float" office:value="31522605.75" calcext:value-type="float">
            <text:p>31522605,75</text:p>
          </table:table-cell>
          <table:table-cell office:value-type="float" office:value="162351481.5" calcext:value-type="float">
            <text:p>162351481,5</text:p>
          </table:table-cell>
          <table:table-cell office:value-type="float" office:value="160175103.75" calcext:value-type="float">
            <text:p>16017510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3490.25" calcext:value-type="float">
            <text:p>25603490,25</text:p>
          </table:table-cell>
          <table:table-cell office:value-type="float" office:value="30958497" calcext:value-type="float">
            <text:p>30958497</text:p>
          </table:table-cell>
          <table:table-cell office:value-type="float" office:value="162362412" calcext:value-type="float">
            <text:p>162362412</text:p>
          </table:table-cell>
          <table:table-cell office:value-type="float" office:value="160111858.5" calcext:value-type="float">
            <text:p>160111858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34560.25" calcext:value-type="float">
            <text:p>25434560,25</text:p>
          </table:table-cell>
          <table:table-cell office:value-type="float" office:value="31388213.25" calcext:value-type="float">
            <text:p>31388213,25</text:p>
          </table:table-cell>
          <table:table-cell office:value-type="float" office:value="162331323.75" calcext:value-type="float">
            <text:p>162331323,75</text:p>
          </table:table-cell>
          <table:table-cell office:value-type="float" office:value="160096104" calcext:value-type="float">
            <text:p>160096104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9131.25" calcext:value-type="float">
            <text:p>25539131,25</text:p>
          </table:table-cell>
          <table:table-cell office:value-type="float" office:value="31487883.75" calcext:value-type="float">
            <text:p>31487883,75</text:p>
          </table:table-cell>
          <table:table-cell office:value-type="float" office:value="162149559.75" calcext:value-type="float">
            <text:p>162149559,75</text:p>
          </table:table-cell>
          <table:table-cell office:value-type="float" office:value="159672552.75" calcext:value-type="float">
            <text:p>15967255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89603.25" calcext:value-type="float">
            <text:p>25589603,25</text:p>
          </table:table-cell>
          <table:table-cell office:value-type="float" office:value="31473423" calcext:value-type="float">
            <text:p>31473423</text:p>
          </table:table-cell>
          <table:table-cell office:value-type="float" office:value="162100084.5" calcext:value-type="float">
            <text:p>162100084,5</text:p>
          </table:table-cell>
          <table:table-cell office:value-type="float" office:value="160161167.25" calcext:value-type="float">
            <text:p>16016116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9538.25" calcext:value-type="float">
            <text:p>25609538,25</text:p>
          </table:table-cell>
          <table:table-cell office:value-type="float" office:value="31002977.25" calcext:value-type="float">
            <text:p>31002977,25</text:p>
          </table:table-cell>
          <table:table-cell office:value-type="float" office:value="162125833.5" calcext:value-type="float">
            <text:p>162125833,5</text:p>
          </table:table-cell>
          <table:table-cell office:value-type="float" office:value="160184639.25" calcext:value-type="float">
            <text:p>16018463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5738.75" calcext:value-type="float">
            <text:p>25575738,75</text:p>
          </table:table-cell>
          <table:table-cell office:value-type="float" office:value="31707832.5" calcext:value-type="float">
            <text:p>31707832,5</text:p>
          </table:table-cell>
          <table:table-cell office:value-type="float" office:value="162181374.75" calcext:value-type="float">
            <text:p>162181374,75</text:p>
          </table:table-cell>
          <table:table-cell office:value-type="float" office:value="160155227.25" calcext:value-type="float">
            <text:p>16015522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8630.25" calcext:value-type="float">
            <text:p>25598630,25</text:p>
          </table:table-cell>
          <table:table-cell office:value-type="float" office:value="31306959" calcext:value-type="float">
            <text:p>31306959</text:p>
          </table:table-cell>
          <table:table-cell office:value-type="float" office:value="162108477" calcext:value-type="float">
            <text:p>162108477</text:p>
          </table:table-cell>
          <table:table-cell office:value-type="float" office:value="159723222.75" calcext:value-type="float">
            <text:p>15972322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2675.75" calcext:value-type="float">
            <text:p>25602675,75</text:p>
          </table:table-cell>
          <table:table-cell office:value-type="float" office:value="31350316.5" calcext:value-type="float">
            <text:p>31350316,5</text:p>
          </table:table-cell>
          <table:table-cell office:value-type="float" office:value="162105403.5" calcext:value-type="float">
            <text:p>162105403,5</text:p>
          </table:table-cell>
          <table:table-cell office:value-type="float" office:value="160149483" calcext:value-type="float">
            <text:p>160149483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509.5" calcext:value-type="float">
            <text:p>25604509,5</text:p>
          </table:table-cell>
          <table:table-cell office:value-type="float" office:value="30889253.25" calcext:value-type="float">
            <text:p>30889253,25</text:p>
          </table:table-cell>
          <table:table-cell office:value-type="float" office:value="162090911.25" calcext:value-type="float">
            <text:p>162090911,25</text:p>
          </table:table-cell>
          <table:table-cell office:value-type="float" office:value="160090366.5" calcext:value-type="float">
            <text:p>16009036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8157.75" calcext:value-type="float">
            <text:p>25598157,75</text:p>
          </table:table-cell>
          <table:table-cell office:value-type="float" office:value="31359123" calcext:value-type="float">
            <text:p>31359123</text:p>
          </table:table-cell>
          <table:table-cell office:value-type="float" office:value="162017781.75" calcext:value-type="float">
            <text:p>162017781,75</text:p>
          </table:table-cell>
          <table:table-cell office:value-type="float" office:value="160100748" calcext:value-type="float">
            <text:p>16010074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2568.25" calcext:value-type="float">
            <text:p>25552568,25</text:p>
          </table:table-cell>
          <table:table-cell office:value-type="float" office:value="31399026.75" calcext:value-type="float">
            <text:p>31399026,75</text:p>
          </table:table-cell>
          <table:table-cell office:value-type="float" office:value="162039303" calcext:value-type="float">
            <text:p>162039303</text:p>
          </table:table-cell>
          <table:table-cell office:value-type="float" office:value="160185300.75" calcext:value-type="float">
            <text:p>160185300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932.75" calcext:value-type="float">
            <text:p>25606932,75</text:p>
          </table:table-cell>
          <table:table-cell office:value-type="float" office:value="31403724.75" calcext:value-type="float">
            <text:p>31403724,75</text:p>
          </table:table-cell>
          <table:table-cell office:value-type="float" office:value="162052184.25" calcext:value-type="float">
            <text:p>162052184,25</text:p>
          </table:table-cell>
          <table:table-cell office:value-type="float" office:value="159687978.75" calcext:value-type="float">
            <text:p>15968797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0908.5" calcext:value-type="float">
            <text:p>25610908,5</text:p>
          </table:table-cell>
          <table:table-cell office:value-type="float" office:value="31465377" calcext:value-type="float">
            <text:p>31465377</text:p>
          </table:table-cell>
          <table:table-cell office:value-type="float" office:value="161981327.25" calcext:value-type="float">
            <text:p>161981327,25</text:p>
          </table:table-cell>
          <table:table-cell office:value-type="float" office:value="160131793.5" calcext:value-type="float">
            <text:p>160131793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2408" calcext:value-type="float">
            <text:p>25602408</text:p>
          </table:table-cell>
          <table:table-cell office:value-type="float" office:value="30853413" calcext:value-type="float">
            <text:p>30853413</text:p>
          </table:table-cell>
          <table:table-cell office:value-type="float" office:value="162066188.25" calcext:value-type="float">
            <text:p>162066188,25</text:p>
          </table:table-cell>
          <table:table-cell office:value-type="float" office:value="160071761.25" calcext:value-type="float">
            <text:p>16007176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7107.5" calcext:value-type="float">
            <text:p>25547107,5</text:p>
          </table:table-cell>
          <table:table-cell office:value-type="float" office:value="31437328.5" calcext:value-type="float">
            <text:p>31437328,5</text:p>
          </table:table-cell>
          <table:table-cell office:value-type="float" office:value="162115929" calcext:value-type="float">
            <text:p>162115929</text:p>
          </table:table-cell>
          <table:table-cell office:value-type="float" office:value="160097141.25" calcext:value-type="float">
            <text:p>16009714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3142.5" calcext:value-type="float">
            <text:p>25593142,5</text:p>
          </table:table-cell>
          <table:table-cell office:value-type="float" office:value="31522599" calcext:value-type="float">
            <text:p>31522599</text:p>
          </table:table-cell>
          <table:table-cell office:value-type="float" office:value="162040464" calcext:value-type="float">
            <text:p>162040464</text:p>
          </table:table-cell>
          <table:table-cell office:value-type="float" office:value="159801896.25" calcext:value-type="float">
            <text:p>15980189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8984.75" calcext:value-type="float">
            <text:p>25608984,75</text:p>
          </table:table-cell>
          <table:table-cell office:value-type="float" office:value="31470563.25" calcext:value-type="float">
            <text:p>31470563,25</text:p>
          </table:table-cell>
          <table:table-cell office:value-type="float" office:value="161980913.25" calcext:value-type="float">
            <text:p>161980913,25</text:p>
          </table:table-cell>
          <table:table-cell office:value-type="float" office:value="160582115.25" calcext:value-type="float">
            <text:p>160582115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3474.5" calcext:value-type="float">
            <text:p>25603474,5</text:p>
          </table:table-cell>
          <table:table-cell office:value-type="float" office:value="31010370.75" calcext:value-type="float">
            <text:p>31010370,75</text:p>
          </table:table-cell>
          <table:table-cell office:value-type="float" office:value="162084865.5" calcext:value-type="float">
            <text:p>162084865,5</text:p>
          </table:table-cell>
          <table:table-cell office:value-type="float" office:value="160225247.25" calcext:value-type="float">
            <text:p>160225247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4496.75" calcext:value-type="float">
            <text:p>25574496,75</text:p>
          </table:table-cell>
          <table:table-cell office:value-type="float" office:value="31495983.75" calcext:value-type="float">
            <text:p>31495983,75</text:p>
          </table:table-cell>
          <table:table-cell office:value-type="float" office:value="161959983.75" calcext:value-type="float">
            <text:p>161959983,75</text:p>
          </table:table-cell>
          <table:table-cell office:value-type="float" office:value="160202236.5" calcext:value-type="float">
            <text:p>160202236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6708.5" calcext:value-type="float">
            <text:p>25576708,5</text:p>
          </table:table-cell>
          <table:table-cell office:value-type="float" office:value="31452444" calcext:value-type="float">
            <text:p>31452444</text:p>
          </table:table-cell>
          <table:table-cell office:value-type="float" office:value="162012204" calcext:value-type="float">
            <text:p>162012204</text:p>
          </table:table-cell>
          <table:table-cell office:value-type="float" office:value="160290209.25" calcext:value-type="float">
            <text:p>16029020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583.75" calcext:value-type="float">
            <text:p>25604583,75</text:p>
          </table:table-cell>
          <table:table-cell office:value-type="float" office:value="31454286.75" calcext:value-type="float">
            <text:p>31454286,75</text:p>
          </table:table-cell>
          <table:table-cell office:value-type="float" office:value="161943635.25" calcext:value-type="float">
            <text:p>161943635,25</text:p>
          </table:table-cell>
          <table:table-cell office:value-type="float" office:value="159673234.5" calcext:value-type="float">
            <text:p>159673234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649.25" calcext:value-type="float">
            <text:p>25606649,25</text:p>
          </table:table-cell>
          <table:table-cell office:value-type="float" office:value="30990327.75" calcext:value-type="float">
            <text:p>30990327,75</text:p>
          </table:table-cell>
          <table:table-cell office:value-type="float" office:value="161998663.5" calcext:value-type="float">
            <text:p>161998663,5</text:p>
          </table:table-cell>
          <table:table-cell office:value-type="float" office:value="160181196.75" calcext:value-type="float">
            <text:p>160181196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22997.75" calcext:value-type="float">
            <text:p>25622997,75</text:p>
          </table:table-cell>
          <table:table-cell office:value-type="float" office:value="31468587.75" calcext:value-type="float">
            <text:p>31468587,75</text:p>
          </table:table-cell>
          <table:table-cell office:value-type="float" office:value="161958341.25" calcext:value-type="float">
            <text:p>161958341,25</text:p>
          </table:table-cell>
          <table:table-cell office:value-type="float" office:value="160191123.75" calcext:value-type="float">
            <text:p>1601911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470765" calcext:value-type="float">
            <text:p>25470765</text:p>
          </table:table-cell>
          <table:table-cell office:value-type="float" office:value="31526534.25" calcext:value-type="float">
            <text:p>31526534,25</text:p>
          </table:table-cell>
          <table:table-cell office:value-type="float" office:value="161897141.25" calcext:value-type="float">
            <text:p>161897141,25</text:p>
          </table:table-cell>
          <table:table-cell office:value-type="float" office:value="160087837.5" calcext:value-type="float">
            <text:p>16008783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9775.5" calcext:value-type="float">
            <text:p>25599775,5</text:p>
          </table:table-cell>
          <table:table-cell office:value-type="float" office:value="31495342.5" calcext:value-type="float">
            <text:p>31495342,5</text:p>
          </table:table-cell>
          <table:table-cell office:value-type="float" office:value="161869792.5" calcext:value-type="float">
            <text:p>161869792,5</text:p>
          </table:table-cell>
          <table:table-cell office:value-type="float" office:value="159668309.25" calcext:value-type="float">
            <text:p>159668309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8204" calcext:value-type="float">
            <text:p>25608204</text:p>
          </table:table-cell>
          <table:table-cell office:value-type="float" office:value="31431244.5" calcext:value-type="float">
            <text:p>31431244,5</text:p>
          </table:table-cell>
          <table:table-cell office:value-type="float" office:value="161872575.75" calcext:value-type="float">
            <text:p>161872575,75</text:p>
          </table:table-cell>
          <table:table-cell office:value-type="float" office:value="160109588.25" calcext:value-type="float">
            <text:p>160109588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115.75" calcext:value-type="float">
            <text:p>25604115,75</text:p>
          </table:table-cell>
          <table:table-cell office:value-type="float" office:value="30806806.5" calcext:value-type="float">
            <text:p>30806806,5</text:p>
          </table:table-cell>
          <table:table-cell office:value-type="float" office:value="161892686.25" calcext:value-type="float">
            <text:p>161892686,25</text:p>
          </table:table-cell>
          <table:table-cell office:value-type="float" office:value="160151688" calcext:value-type="float">
            <text:p>16015168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62155.5" calcext:value-type="float">
            <text:p>25562155,5</text:p>
          </table:table-cell>
          <table:table-cell office:value-type="float" office:value="31432398.75" calcext:value-type="float">
            <text:p>31432398,75</text:p>
          </table:table-cell>
          <table:table-cell office:value-type="float" office:value="162008538.75" calcext:value-type="float">
            <text:p>162008538,75</text:p>
          </table:table-cell>
          <table:table-cell office:value-type="float" office:value="160063188.75" calcext:value-type="float">
            <text:p>16006318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1740.5" calcext:value-type="float">
            <text:p>25571740,5</text:p>
          </table:table-cell>
          <table:table-cell office:value-type="float" office:value="31458251.25" calcext:value-type="float">
            <text:p>31458251,25</text:p>
          </table:table-cell>
          <table:table-cell office:value-type="float" office:value="162017930.25" calcext:value-type="float">
            <text:p>162017930,25</text:p>
          </table:table-cell>
          <table:table-cell office:value-type="float" office:value="159697647" calcext:value-type="float">
            <text:p>159697647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550" calcext:value-type="float">
            <text:p>25604550</text:p>
          </table:table-cell>
          <table:table-cell office:value-type="float" office:value="31432407.75" calcext:value-type="float">
            <text:p>31432407,75</text:p>
          </table:table-cell>
          <table:table-cell office:value-type="float" office:value="162061713" calcext:value-type="float">
            <text:p>162061713</text:p>
          </table:table-cell>
          <table:table-cell office:value-type="float" office:value="160140906" calcext:value-type="float">
            <text:p>160140906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408.25" calcext:value-type="float">
            <text:p>25604408,25</text:p>
          </table:table-cell>
          <table:table-cell office:value-type="float" office:value="31030850.25" calcext:value-type="float">
            <text:p>31030850,25</text:p>
          </table:table-cell>
          <table:table-cell office:value-type="float" office:value="162087842.25" calcext:value-type="float">
            <text:p>162087842,25</text:p>
          </table:table-cell>
          <table:table-cell office:value-type="float" office:value="160130171.25" calcext:value-type="float">
            <text:p>160130171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2404.5" calcext:value-type="float">
            <text:p>25592404,5</text:p>
          </table:table-cell>
          <table:table-cell office:value-type="float" office:value="31536535.5" calcext:value-type="float">
            <text:p>31536535,5</text:p>
          </table:table-cell>
          <table:table-cell office:value-type="float" office:value="161993067.75" calcext:value-type="float">
            <text:p>161993067,75</text:p>
          </table:table-cell>
          <table:table-cell office:value-type="float" office:value="160190718.75" calcext:value-type="float">
            <text:p>160190718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53891.25" calcext:value-type="float">
            <text:p>25553891,25</text:p>
          </table:table-cell>
          <table:table-cell office:value-type="float" office:value="31466832.75" calcext:value-type="float">
            <text:p>31466832,75</text:p>
          </table:table-cell>
          <table:table-cell office:value-type="float" office:value="161892414" calcext:value-type="float">
            <text:p>161892414</text:p>
          </table:table-cell>
          <table:table-cell office:value-type="float" office:value="160115778" calcext:value-type="float">
            <text:p>160115778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4113.5" calcext:value-type="float">
            <text:p>25604113,5</text:p>
          </table:table-cell>
          <table:table-cell office:value-type="float" office:value="31519440" calcext:value-type="float">
            <text:p>31519440</text:p>
          </table:table-cell>
          <table:table-cell office:value-type="float" office:value="161960537.25" calcext:value-type="float">
            <text:p>161960537,25</text:p>
          </table:table-cell>
          <table:table-cell office:value-type="float" office:value="159698823.75" calcext:value-type="float">
            <text:p>159698823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6262.25" calcext:value-type="float">
            <text:p>25606262,25</text:p>
          </table:table-cell>
          <table:table-cell office:value-type="float" office:value="30997606.5" calcext:value-type="float">
            <text:p>30997606,5</text:p>
          </table:table-cell>
          <table:table-cell office:value-type="float" office:value="161964312.75" calcext:value-type="float">
            <text:p>161964312,75</text:p>
          </table:table-cell>
          <table:table-cell office:value-type="float" office:value="160064772.75" calcext:value-type="float">
            <text:p>16006477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1991.75" calcext:value-type="float">
            <text:p>25601991,75</text:p>
          </table:table-cell>
          <table:table-cell office:value-type="float" office:value="31483386" calcext:value-type="float">
            <text:p>31483386</text:p>
          </table:table-cell>
          <table:table-cell office:value-type="float" office:value="161898432.75" calcext:value-type="float">
            <text:p>161898432,75</text:p>
          </table:table-cell>
          <table:table-cell office:value-type="float" office:value="160100077.5" calcext:value-type="float">
            <text:p>16010007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48653.25" calcext:value-type="float">
            <text:p>25548653,25</text:p>
          </table:table-cell>
          <table:table-cell office:value-type="float" office:value="31484016" calcext:value-type="float">
            <text:p>31484016</text:p>
          </table:table-cell>
          <table:table-cell office:value-type="float" office:value="161927255.25" calcext:value-type="float">
            <text:p>161927255,25</text:p>
          </table:table-cell>
          <table:table-cell office:value-type="float" office:value="160114365" calcext:value-type="float">
            <text:p>16011436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13802" calcext:value-type="float">
            <text:p>25613802</text:p>
          </table:table-cell>
          <table:table-cell office:value-type="float" office:value="31459815" calcext:value-type="float">
            <text:p>31459815</text:p>
          </table:table-cell>
          <table:table-cell office:value-type="float" office:value="161927106.75" calcext:value-type="float">
            <text:p>161927106,75</text:p>
          </table:table-cell>
          <table:table-cell office:value-type="float" office:value="159679118.25" calcext:value-type="float">
            <text:p>159679118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9019.5" calcext:value-type="float">
            <text:p>25599019,5</text:p>
          </table:table-cell>
          <table:table-cell office:value-type="float" office:value="31487463" calcext:value-type="float">
            <text:p>31487463</text:p>
          </table:table-cell>
          <table:table-cell office:value-type="float" office:value="161942985" calcext:value-type="float">
            <text:p>161942985</text:p>
          </table:table-cell>
          <table:table-cell office:value-type="float" office:value="160135134.75" calcext:value-type="float">
            <text:p>160135134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99161.25" calcext:value-type="float">
            <text:p>25599161,25</text:p>
          </table:table-cell>
          <table:table-cell office:value-type="float" office:value="30923244" calcext:value-type="float">
            <text:p>30923244</text:p>
          </table:table-cell>
          <table:table-cell office:value-type="float" office:value="161892438.75" calcext:value-type="float">
            <text:p>161892438,75</text:p>
          </table:table-cell>
          <table:table-cell office:value-type="float" office:value="160153060.5" calcext:value-type="float">
            <text:p>160153060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0964.25" calcext:value-type="float">
            <text:p>25570964,25</text:p>
          </table:table-cell>
          <table:table-cell office:value-type="float" office:value="31387270.5" calcext:value-type="float">
            <text:p>31387270,5</text:p>
          </table:table-cell>
          <table:table-cell office:value-type="float" office:value="161883103.5" calcext:value-type="float">
            <text:p>161883103,5</text:p>
          </table:table-cell>
          <table:table-cell office:value-type="float" office:value="160085243.25" calcext:value-type="float">
            <text:p>160085243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71225.25" calcext:value-type="float">
            <text:p>25571225,25</text:p>
          </table:table-cell>
          <table:table-cell office:value-type="float" office:value="31399114.5" calcext:value-type="float">
            <text:p>31399114,5</text:p>
          </table:table-cell>
          <table:table-cell office:value-type="float" office:value="161825775.75" calcext:value-type="float">
            <text:p>161825775,75</text:p>
          </table:table-cell>
          <table:table-cell office:value-type="float" office:value="160078747.5" calcext:value-type="float">
            <text:p>160078747,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5555.75" calcext:value-type="float">
            <text:p>25605555,75</text:p>
          </table:table-cell>
          <table:table-cell office:value-type="float" office:value="31410270" calcext:value-type="float">
            <text:p>31410270</text:p>
          </table:table-cell>
          <table:table-cell office:value-type="float" office:value="161867178" calcext:value-type="float">
            <text:p>161867178</text:p>
          </table:table-cell>
          <table:table-cell office:value-type="float" office:value="159634572.75" calcext:value-type="float">
            <text:p>159634572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5013.5" calcext:value-type="float">
            <text:p>25605013,5</text:p>
          </table:table-cell>
          <table:table-cell office:value-type="float" office:value="30886508.25" calcext:value-type="float">
            <text:p>30886508,25</text:p>
          </table:table-cell>
          <table:table-cell office:value-type="float" office:value="161882552.25" calcext:value-type="float">
            <text:p>161882552,25</text:p>
          </table:table-cell>
          <table:table-cell office:value-type="float" office:value="160079055.75" calcext:value-type="float">
            <text:p>16007905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600806" calcext:value-type="float">
            <text:p>25600806</text:p>
          </table:table-cell>
          <table:table-cell office:value-type="float" office:value="31406337" calcext:value-type="float">
            <text:p>31406337</text:p>
          </table:table-cell>
          <table:table-cell office:value-type="float" office:value="161894571.75" calcext:value-type="float">
            <text:p>161894571,75</text:p>
          </table:table-cell>
          <table:table-cell office:value-type="float" office:value="160083735.75" calcext:value-type="float">
            <text:p>160083735,7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  <table:table-row table:style-name="ro1">
          <table:table-cell office:value-type="float" office:value="25537911.75" calcext:value-type="float">
            <text:p>25537911,75</text:p>
          </table:table-cell>
          <table:table-cell office:value-type="float" office:value="31444483.5" calcext:value-type="float">
            <text:p>31444483,5</text:p>
          </table:table-cell>
          <table:table-cell office:value-type="float" office:value="161839314" calcext:value-type="float">
            <text:p>161839314</text:p>
          </table:table-cell>
          <table:table-cell office:value-type="float" office:value="160114826.25" calcext:value-type="float">
            <text:p>160114826,25</text:p>
          </table:table-cell>
          <table:table-cell/>
          <table:table-cell table:formula="of:=[.L$5]" office:value-type="float" office:value="11866.0027095537" calcext:value-type="float">
            <text:p>11866,0027095537</text:p>
          </table:table-cell>
          <table:table-cell table:formula="of:=[.M$5]" office:value-type="float" office:value="44102.8262909306" calcext:value-type="float">
            <text:p>44102,8262909306</text:p>
          </table:table-cell>
          <table:table-cell table:formula="of:=[.N$5]" office:value-type="float" office:value="74444.6102281316" calcext:value-type="float">
            <text:p>74444,6102281316</text:p>
          </table:table-cell>
          <table:table-cell table:formula="of:=[.O$5]" office:value-type="float" office:value="53602.8004670489" calcext:value-type="float">
            <text:p>53602,80046704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7:22:52.555787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3T00:16:31.383752557</meta:creation-date>
    <dc:date>2026-04-20T08:56:17.339755659</dc:date>
    <meta:editing-duration>PT1H44M12S</meta:editing-duration>
    <meta:editing-cycles>11</meta:editing-cycles>
    <meta:generator>LibreOffice/26.2.1.2$Linux_X86_64 LibreOffice_project/620$Build-2</meta:generator>
    <meta:document-statistic meta:table-count="1" meta:cell-count="20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heet1.F2:Sheet1.F257" chart:error-lower-range="Sheet1.F2:Sheet1.F25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57" chart:error-lower-range="Sheet1.F2:Sheet1.F25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error-category="cell-range" chart:error-upper-range="Sheet1.G2:Sheet1.G257" chart:error-lower-range="Sheet1.G2:Sheet1.G25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:Sheet1.G257" chart:error-lower-range="Sheet1.G2:Sheet1.G257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Sheet1.H2:Sheet1.H257" chart:error-lower-range="Sheet1.H2:Sheet1.H25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H2:Sheet1.H257" chart:error-lower-range="Sheet1.H2:Sheet1.H25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2:Sheet1.I257" chart:error-lower-range="Sheet1.I2:Sheet1.I2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2:Sheet1.I257" chart:error-lower-range="Sheet1.I2:Sheet1.I25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363cm" svg:height="25.516cm" xlink:href=".." xlink:type="simple" chart:class="chart:line" chart:style-name="ch1">
        <chart:legend chart:legend-position="end" svg:x="40.843cm" svg:y="11.712cm" style:legend-expansion="high" chart:style-name="ch2"/>
        <chart:plot-area chart:style-name="ch3" svg:x="0.907cm" svg:y="0.51cm" svg:width="39.029cm" svg:height="24.496cm">
          <chart:coordinate-region svg:x="2.946cm" svg:y="0.71cm" svg:width="36.99cm" svg:height="23.3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error-indicator chart:style-name="ch7" chart:dimension="y"/>
            <chart:data-point chart:repeated="256"/>
          </chart:series>
          <chart:series chart:style-name="ch8" chart:values-cell-range-address="Sheet1.B2:Sheet1.B257" chart:label-cell-address="Sheet1.B1:Sheet1.B1" chart:class="chart:line">
            <chart:error-indicator chart:style-name="ch9" chart:dimension="y"/>
            <chart:data-point chart:repeated="256"/>
          </chart:series>
          <chart:series chart:style-name="ch10" chart:values-cell-range-address="Sheet1.C2:Sheet1.C257" chart:label-cell-address="Sheet1.C1:Sheet1.C1" chart:class="chart:line">
            <chart:error-indicator chart:style-name="ch11" chart:dimension="y"/>
            <chart:data-point chart:repeated="256"/>
          </chart:series>
          <chart:series chart:style-name="ch12" chart:values-cell-range-address="Sheet1.D2:Sheet1.D257" chart:label-cell-address="Sheet1.D1:Sheet1.D1" chart:class="chart:line">
            <chart:error-indicator chart:style-name="ch13" chart:dimension="y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No Draw, CPF</text:p>
                <draw:g>
                  <svg:desc>Sheet1.A1:Sheet1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ast Draw, CPF</text:p>
                <draw:g>
                  <svg:desc>Sheet1.B1:Sheet1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low No Draw, CPF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low Draw, CPF</text:p>
                <draw:g>
                  <svg:desc>Sheet1.D1:Sheet1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45201.25">
                <text:p>25145201.25</text:p>
                <draw:g>
                  <svg:desc>Sheet1.A2:Sheet1.A257</svg:desc>
                </draw:g>
              </table:table-cell>
              <table:table-cell office:value-type="float" office:value="11866.0027095537">
                <text:p>11866.0027095537</text:p>
                <draw:g>
                  <svg:desc>Sheet1.F2:Sheet1.F257</svg:desc>
                </draw:g>
              </table:table-cell>
              <table:table-cell office:value-type="float" office:value="11866.0027095537">
                <text:p>11866.0027095537</text:p>
                <draw:g>
                  <svg:desc>Sheet1.F2:Sheet1.F257</svg:desc>
                </draw:g>
              </table:table-cell>
              <table:table-cell office:value-type="float" office:value="33491650.5">
                <text:p>33491650.5</text:p>
                <draw:g>
                  <svg:desc>Sheet1.B2:Sheet1.B257</svg:desc>
                </draw:g>
              </table:table-cell>
              <table:table-cell office:value-type="float" office:value="44102.8262909306">
                <text:p>44102.8262909306</text:p>
                <draw:g>
                  <svg:desc>Sheet1.G2:Sheet1.G257</svg:desc>
                </draw:g>
              </table:table-cell>
              <table:table-cell office:value-type="float" office:value="44102.8262909306">
                <text:p>44102.8262909306</text:p>
                <draw:g>
                  <svg:desc>Sheet1.G2:Sheet1.G257</svg:desc>
                </draw:g>
              </table:table-cell>
              <table:table-cell office:value-type="float" office:value="164413156.5">
                <text:p>164413156.5</text:p>
                <draw:g>
                  <svg:desc>Sheet1.C2:Sheet1.C257</svg:desc>
                </draw:g>
              </table:table-cell>
              <table:table-cell office:value-type="float" office:value="74444.6102281316">
                <text:p>74444.6102281316</text:p>
                <draw:g>
                  <svg:desc>Sheet1.H2:Sheet1.H257</svg:desc>
                </draw:g>
              </table:table-cell>
              <table:table-cell office:value-type="float" office:value="74444.6102281316">
                <text:p>74444.6102281316</text:p>
                <draw:g>
                  <svg:desc>Sheet1.H2:Sheet1.H257</svg:desc>
                </draw:g>
              </table:table-cell>
              <table:table-cell office:value-type="float" office:value="162882780.75">
                <text:p>162882780.75</text:p>
                <draw:g>
                  <svg:desc>Sheet1.D2:Sheet1.D257</svg:desc>
                </draw:g>
              </table:table-cell>
              <table:table-cell office:value-type="float" office:value="53602.8004670489">
                <text:p>53602.8004670489</text:p>
                <draw:g>
                  <svg:desc>Sheet1.I2:Sheet1.I257</svg:desc>
                </draw:g>
              </table:table-cell>
              <table:table-cell office:value-type="float" office:value="53602.8004670489">
                <text:p>53602.8004670489</text:p>
                <draw:g>
                  <svg:desc>Sheet1.I2:Sheet1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01810.5">
                <text:p>2550181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79870">
                <text:p>3117987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656812.25">
                <text:p>16365681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913916">
                <text:p>16091391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56473">
                <text:p>2545647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96498.5">
                <text:p>3109649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619385.75">
                <text:p>16361938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14023.75">
                <text:p>1607140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62649.25">
                <text:p>2546264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08915.25">
                <text:p>3120891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38824.5">
                <text:p>16353882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80952.25">
                <text:p>160780952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62613.25">
                <text:p>2546261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692634.75">
                <text:p>3069263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681452">
                <text:p>16368145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6126.5">
                <text:p>16036612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6155.25">
                <text:p>2550615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85484.75">
                <text:p>3108548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606664.25">
                <text:p>163606664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825837.5">
                <text:p>16082583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90900.25">
                <text:p>2549090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12549">
                <text:p>31212549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71357.25">
                <text:p>163571357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1187520.5">
                <text:p>16118752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97616.5">
                <text:p>25497616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24787.75">
                <text:p>3112478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730853">
                <text:p>16373085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1328546">
                <text:p>16132854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8872.75">
                <text:p>2546887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682759.5">
                <text:p>3068275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677728.25">
                <text:p>16367772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3242">
                <text:p>160453242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72711.25">
                <text:p>2547271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39032.5">
                <text:p>3113903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793229.75">
                <text:p>163793229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823756.25">
                <text:p>16082375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80534.5">
                <text:p>2548053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90799.25">
                <text:p>3109079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57859.5">
                <text:p>16355785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832133">
                <text:p>16083213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15648">
                <text:p>2551564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49573.75">
                <text:p>3114957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53949">
                <text:p>16355394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60067.75">
                <text:p>160760067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13463.25">
                <text:p>2551346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07480.25">
                <text:p>3070748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35045.5">
                <text:p>16343504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827788.25">
                <text:p>160827788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62743.75">
                <text:p>2546274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81342.5">
                <text:p>3108134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87540.25">
                <text:p>16348754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33510.5">
                <text:p>16033351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14318.25">
                <text:p>2551431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14086.75">
                <text:p>3111408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49305">
                <text:p>16354930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76443.25">
                <text:p>160776443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09978">
                <text:p>2550997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49470.25">
                <text:p>3114947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543529.25">
                <text:p>163543529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60004.75">
                <text:p>160760004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72169">
                <text:p>25472169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09745.5">
                <text:p>31209745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81544">
                <text:p>163481544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33092.5">
                <text:p>160733092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61868.5">
                <text:p>2546186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00183.5">
                <text:p>3070018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46203.25">
                <text:p>16344620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96295.5">
                <text:p>16029629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83007.25">
                <text:p>25483007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28369.75">
                <text:p>3112836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14012.5">
                <text:p>163414012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39823.25">
                <text:p>160639823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86751.25">
                <text:p>2548675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29863.75">
                <text:p>3112986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06466">
                <text:p>16340646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80285">
                <text:p>16068028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78970.75">
                <text:p>25478970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08590">
                <text:p>3110859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93897.5">
                <text:p>16339389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69341">
                <text:p>160669341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493388.75">
                <text:p>25493388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08868.5">
                <text:p>3070886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17819.5">
                <text:p>16341781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64181.25">
                <text:p>16026418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45553.75">
                <text:p>2544555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30266.5">
                <text:p>3113026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31992.25">
                <text:p>16343199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04326.25">
                <text:p>16070432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36759.5">
                <text:p>2533675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85868.5">
                <text:p>3118586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41017">
                <text:p>163441017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60957.5">
                <text:p>16066095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5751.5">
                <text:p>2533575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61291.75">
                <text:p>3116129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83594.75">
                <text:p>16338359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59695.25">
                <text:p>16065969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63300.5">
                <text:p>2536330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14501.5">
                <text:p>30814501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59216">
                <text:p>1633592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52416.5">
                <text:p>16065241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345435.5">
                <text:p>25345435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72702.75">
                <text:p>3127270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408695.75">
                <text:p>16340869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05512.5">
                <text:p>160205512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25055.25">
                <text:p>2552505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51190.5">
                <text:p>31251190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40034.75">
                <text:p>16334003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62489.75">
                <text:p>160662489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69534.25">
                <text:p>2546953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32551.5">
                <text:p>31232551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298792.25">
                <text:p>16329879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39305.75">
                <text:p>16063930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95358.75">
                <text:p>25595358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77048">
                <text:p>30777048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41049.5">
                <text:p>16334104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02214.5">
                <text:p>160602214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30890.75">
                <text:p>25630890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80144.5">
                <text:p>3118014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21191">
                <text:p>16332119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5068">
                <text:p>16019506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72307.5">
                <text:p>2557230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20453.25">
                <text:p>3122045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97918.25">
                <text:p>16339791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702051.5">
                <text:p>160702051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76260.75">
                <text:p>25576260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83796.25">
                <text:p>3118379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65657.75">
                <text:p>16336565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48654.5">
                <text:p>160648654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47733.75">
                <text:p>2614773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98572">
                <text:p>31198572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02876">
                <text:p>16330287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85683.75">
                <text:p>16058568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13419.5">
                <text:p>2561341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37463.75">
                <text:p>3073746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69183.5">
                <text:p>16336918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40131.5">
                <text:p>160640131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20106.5">
                <text:p>25620106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73844.5">
                <text:p>3117384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315728">
                <text:p>163315728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9054.5">
                <text:p>160159054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72694.5">
                <text:p>2557269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64669">
                <text:p>31164669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251812.25">
                <text:p>16325181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18527">
                <text:p>16061852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94607.25">
                <text:p>25594607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75264.25">
                <text:p>3117526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242756">
                <text:p>16324275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14398.25">
                <text:p>160614398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72386.25">
                <text:p>25572386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93173.75">
                <text:p>3079317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85647.5">
                <text:p>16308564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95590.5">
                <text:p>16059559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52665">
                <text:p>2555266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49899">
                <text:p>31249899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124786.25">
                <text:p>16312478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48799">
                <text:p>160148799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46259.25">
                <text:p>2554625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71825.25">
                <text:p>3127182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174153.5">
                <text:p>16317415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40334">
                <text:p>16064033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88813.5">
                <text:p>2558881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58894.5">
                <text:p>3125889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186348.5">
                <text:p>163186348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890423.75">
                <text:p>1608904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42850.5">
                <text:p>2554285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86549.75">
                <text:p>3078654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72809">
                <text:p>16307280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05679.5">
                <text:p>16060567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71189.25">
                <text:p>2557118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52577.5">
                <text:p>3115257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22953.5">
                <text:p>16302295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628015.25">
                <text:p>16062801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69153">
                <text:p>2556915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34026.25">
                <text:p>3113402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137566.25">
                <text:p>16313756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6286.75">
                <text:p>16013628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80754">
                <text:p>2558075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40940.5">
                <text:p>31140940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135995.75">
                <text:p>16313599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82153.5">
                <text:p>160582153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91927.5">
                <text:p>2559192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52534.25">
                <text:p>3075253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18032.75">
                <text:p>16301803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50862.75">
                <text:p>16055086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75343.75">
                <text:p>2547534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04102.5">
                <text:p>3120410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16826.75">
                <text:p>16301682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97228.5">
                <text:p>160597228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33011.25">
                <text:p>2553301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90024.25">
                <text:p>3119002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45146.25">
                <text:p>16294514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25349.5">
                <text:p>16012534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07558.25">
                <text:p>2560755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08908.5">
                <text:p>3120890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93177">
                <text:p>162993177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98786.5">
                <text:p>16049878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72701.25">
                <text:p>2557270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16862.25">
                <text:p>31216862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06219">
                <text:p>16290621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65145.75">
                <text:p>16056514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90566.25">
                <text:p>25590566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43149.5">
                <text:p>3074314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95121">
                <text:p>16299512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74523.75">
                <text:p>1605745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47645.25">
                <text:p>2554764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93061.75">
                <text:p>3119306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11444.75">
                <text:p>16301144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74297">
                <text:p>16007429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39126.75">
                <text:p>2553912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09527.25">
                <text:p>3120952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36132.75">
                <text:p>16293613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65476.5">
                <text:p>16056547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46851">
                <text:p>25546851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187515.5">
                <text:p>31187515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71259.75">
                <text:p>162971259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29847.75">
                <text:p>160529847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79514.25">
                <text:p>2557951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60852.5">
                <text:p>3076085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3001160">
                <text:p>163001160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40323.75">
                <text:p>1605403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66822">
                <text:p>2556682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2900">
                <text:p>3130290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89077.5">
                <text:p>16298907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68527.5">
                <text:p>16056852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52071">
                <text:p>25552071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0890.75">
                <text:p>31300890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915077.25">
                <text:p>162915077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05176">
                <text:p>16010517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71945.25">
                <text:p>2557194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2205">
                <text:p>3132220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57667.25">
                <text:p>162757667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74177.25">
                <text:p>16057417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85670.25">
                <text:p>2558567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57841">
                <text:p>30857841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92439.75">
                <text:p>162692439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04956">
                <text:p>16050495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72775.5">
                <text:p>25572775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2749.25">
                <text:p>3130274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99990.75">
                <text:p>16269999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70027">
                <text:p>16047002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50853.75">
                <text:p>2555085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0841.25">
                <text:p>3130084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22018.25">
                <text:p>16272201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6342.5">
                <text:p>160096342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53074.5">
                <text:p>2555307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89496.75">
                <text:p>3128949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825504.75">
                <text:p>16282550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19952.25">
                <text:p>160519952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69823.5">
                <text:p>2556982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3198.5">
                <text:p>3133319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27827.75">
                <text:p>16272782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63675.25">
                <text:p>16046367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62934">
                <text:p>2556293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02070.25">
                <text:p>3080207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68602.25">
                <text:p>16276860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94663.5">
                <text:p>160594663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56937.75">
                <text:p>2555693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26242.5">
                <text:p>3122624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1400">
                <text:p>162671400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09910.5">
                <text:p>16050991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23336.25">
                <text:p>25523336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15053.25">
                <text:p>3121505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17651">
                <text:p>16271765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69511.25">
                <text:p>16006951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67776">
                <text:p>25567776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40793.25">
                <text:p>3124079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2390.5">
                <text:p>162622390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47751">
                <text:p>160547751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58272">
                <text:p>2555827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98951.75">
                <text:p>3079895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07226.75">
                <text:p>16270722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10596.75">
                <text:p>16051059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71439">
                <text:p>25571439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7981.5">
                <text:p>31297981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7093">
                <text:p>16262709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17850.75">
                <text:p>16051785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33069.75">
                <text:p>2553306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7153.5">
                <text:p>3129715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3300.5">
                <text:p>162613300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7087.25">
                <text:p>16009708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55952.25">
                <text:p>25555952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48796.5">
                <text:p>3124879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70494.25">
                <text:p>162570494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99360.25">
                <text:p>16049936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61759.5">
                <text:p>2556175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78217">
                <text:p>3087821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85918">
                <text:p>162585918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7406.75">
                <text:p>16045740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60290.25">
                <text:p>2556029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2353.25">
                <text:p>3130235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9193.5">
                <text:p>16263919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79291.5">
                <text:p>160579291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42209.25">
                <text:p>2554220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153.75">
                <text:p>3132615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2407.5">
                <text:p>16263240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52705.5">
                <text:p>16055270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42688.5">
                <text:p>2554268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1354.25">
                <text:p>3130135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95433.25">
                <text:p>16259543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01500.5">
                <text:p>16000150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77158.5">
                <text:p>2557715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35103.75">
                <text:p>3093510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8253.25">
                <text:p>16256825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04366.5">
                <text:p>16050436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63561.75">
                <text:p>25563561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7673.5">
                <text:p>3131767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4928.75">
                <text:p>162554928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21675.75">
                <text:p>16052167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63966.75">
                <text:p>2556396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4365.75">
                <text:p>31294365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6757">
                <text:p>162566757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5379.5">
                <text:p>16045537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39824.25">
                <text:p>2553982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0141.75">
                <text:p>3132014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5765.75">
                <text:p>16255576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3505.25">
                <text:p>16009350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66027.75">
                <text:p>2556602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66581.75">
                <text:p>3136658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4796">
                <text:p>16255479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43474.75">
                <text:p>160443474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63294">
                <text:p>2556329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08229.75">
                <text:p>3090822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2802.5">
                <text:p>162552802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37280.5">
                <text:p>16043728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88597.5">
                <text:p>2558859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13874.5">
                <text:p>3141387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87675.25">
                <text:p>16258767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02368.5">
                <text:p>160502368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61347.75">
                <text:p>2556134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29012.5">
                <text:p>3142901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2178.25">
                <text:p>16256217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37410.5">
                <text:p>16003741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48203.25">
                <text:p>2554820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19900">
                <text:p>3141990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1528">
                <text:p>162561528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8430.5">
                <text:p>16045843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30831">
                <text:p>25530831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46414.5">
                <text:p>3094641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94702">
                <text:p>16259470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6009.5">
                <text:p>16045600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07592">
                <text:p>2560759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0319.75">
                <text:p>3143031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2195">
                <text:p>16255219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4412">
                <text:p>160454412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90125.25">
                <text:p>2559012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4972.75">
                <text:p>3143497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4651">
                <text:p>16256465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0758">
                <text:p>16045075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55592.25">
                <text:p>25555592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2338.75">
                <text:p>31402338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0041.75">
                <text:p>162550041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15610.25">
                <text:p>16001561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35625.75">
                <text:p>2553562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47377.5">
                <text:p>3094737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4312.25">
                <text:p>16255431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94843.25">
                <text:p>160394843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49038">
                <text:p>2554903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645397.25">
                <text:p>3164539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4171.5">
                <text:p>162544171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7200.5">
                <text:p>16042720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59226">
                <text:p>25559226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7594">
                <text:p>31437594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4927.5">
                <text:p>16254492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2087.25">
                <text:p>16041208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44551.5">
                <text:p>2554455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75947.5">
                <text:p>3147594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0262.25">
                <text:p>16255026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59038.5">
                <text:p>159959038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32433">
                <text:p>2553243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56944.5">
                <text:p>3095694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0793.25">
                <text:p>16255079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9563">
                <text:p>16042956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59232.75">
                <text:p>2555923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20653.75">
                <text:p>3142065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4864.5">
                <text:p>16254486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95862.5">
                <text:p>160395862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62254.5">
                <text:p>2556225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8355.25">
                <text:p>3140835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6720.75">
                <text:p>16254672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81824.75">
                <text:p>160381824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70917">
                <text:p>2557091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624035.75">
                <text:p>31624035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3966.75">
                <text:p>16254396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61411.75">
                <text:p>160461411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51769.5">
                <text:p>2555176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29336.5">
                <text:p>3142933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3253.5">
                <text:p>16254325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91466.5">
                <text:p>15989146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613770.5">
                <text:p>2561377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43818">
                <text:p>30943818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78796.75">
                <text:p>16257879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1324.5">
                <text:p>160411324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98461.5">
                <text:p>2559846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9435.25">
                <text:p>3140943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3162.25">
                <text:p>16262316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42175.25">
                <text:p>16034217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12022.25">
                <text:p>25612022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8607.25">
                <text:p>3140860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4372">
                <text:p>16256437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87274.25">
                <text:p>160387274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20836.5">
                <text:p>25520836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73929.25">
                <text:p>3147392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7009">
                <text:p>16256700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38301.5">
                <text:p>160038301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594803">
                <text:p>2559480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94410.25">
                <text:p>3089441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4633.75">
                <text:p>16262463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30375.25">
                <text:p>16043037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625875.5">
                <text:p>25625875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94450.25">
                <text:p>3139445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0416.5">
                <text:p>162560416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54290.5">
                <text:p>16045429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14423">
                <text:p>2561442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7184.5">
                <text:p>3143718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9078.5">
                <text:p>162619078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49347.25">
                <text:p>16044934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54514.5">
                <text:p>2555451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18822.25">
                <text:p>31418822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7312.5">
                <text:p>162637312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18532.5">
                <text:p>160518532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40143.75">
                <text:p>2554014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67017.75">
                <text:p>3096701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9066.25">
                <text:p>16262906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83547.75">
                <text:p>159983547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39117.75">
                <text:p>2553911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18577">
                <text:p>3141857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2461.25">
                <text:p>162612461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01390.75">
                <text:p>16040139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96879.75">
                <text:p>2559687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3936.25">
                <text:p>3131393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9722">
                <text:p>16261972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7944">
                <text:p>16041794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91664.25">
                <text:p>2559166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7454">
                <text:p>31307454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6833.5">
                <text:p>16265683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84780.25">
                <text:p>16048478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37403.25">
                <text:p>2553740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7528.25">
                <text:p>31307528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5445.25">
                <text:p>16265544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05483">
                <text:p>16000548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25143">
                <text:p>2552514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774831.75">
                <text:p>3077483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2835.5">
                <text:p>16267283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0871.25">
                <text:p>16042087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65496.75">
                <text:p>2556549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1200">
                <text:p>3138120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69730.5">
                <text:p>162669730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9190.5">
                <text:p>16041919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97030.5">
                <text:p>2559703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9169.5">
                <text:p>3129916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7877.75">
                <text:p>16267787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7869.75">
                <text:p>160417869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37914">
                <text:p>2553791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4138.75">
                <text:p>31314138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89676.75">
                <text:p>16268967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93434.25">
                <text:p>159993434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92271.75">
                <text:p>25592271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2835.75">
                <text:p>30842835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6944.5">
                <text:p>16262694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70267.75">
                <text:p>160470267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03913.25">
                <text:p>2560391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8014.5">
                <text:p>3132801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42692.25">
                <text:p>16264269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5726.75">
                <text:p>16042572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04912.25">
                <text:p>25604912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6145.5">
                <text:p>31296145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1163.75">
                <text:p>16267116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4199">
                <text:p>160424199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27709.25">
                <text:p>2562770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3229.75">
                <text:p>3131322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64220.25">
                <text:p>16266422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52730">
                <text:p>160352730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395225.75">
                <text:p>2539522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9691.5">
                <text:p>30849691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64348.5">
                <text:p>162664348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80836.5">
                <text:p>15998083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91484.25">
                <text:p>2559148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2879.25">
                <text:p>3135287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01910">
                <text:p>162701910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92780">
                <text:p>160392780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02529.5">
                <text:p>2560252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40180.25">
                <text:p>3134018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48483.75">
                <text:p>16264848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2547.5">
                <text:p>16042254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611480">
                <text:p>25611480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9077.75">
                <text:p>3133907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8746">
                <text:p>16265874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4405.25">
                <text:p>16036440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24162">
                <text:p>2552416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1886.5">
                <text:p>3140188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43005">
                <text:p>16264300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28368.75">
                <text:p>15992836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95653.5">
                <text:p>2559565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2102.25">
                <text:p>30842102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9643.25">
                <text:p>16261964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32615">
                <text:p>16033261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3798.5">
                <text:p>2560379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72661.25">
                <text:p>3137266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9470.25">
                <text:p>16263947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83091.5">
                <text:p>160383091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627214.25">
                <text:p>2562721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3882">
                <text:p>31383882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0646">
                <text:p>16265064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50894">
                <text:p>16035089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70521">
                <text:p>25570521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8031.25">
                <text:p>3140803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48135">
                <text:p>16264813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87569">
                <text:p>160387569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73718.25">
                <text:p>2557371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21870.25">
                <text:p>3082187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94496.25">
                <text:p>16269449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62893.75">
                <text:p>15986289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14220.5">
                <text:p>2561422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75109.25">
                <text:p>3137510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40012.5">
                <text:p>162640012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13553">
                <text:p>16031355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17033">
                <text:p>2561703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8446.25">
                <text:p>3130844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704400.75">
                <text:p>16270440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0870">
                <text:p>160410870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97237.5">
                <text:p>2559723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62107.5">
                <text:p>3126210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5396">
                <text:p>16267539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99413">
                <text:p>16039941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550703">
                <text:p>2555070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3587.25">
                <text:p>3084358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3541.5">
                <text:p>162633541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39360">
                <text:p>159939360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611507">
                <text:p>2561150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4943.25">
                <text:p>3132494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8354.5">
                <text:p>16265835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90035">
                <text:p>16039003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615273.5">
                <text:p>2561527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66091.25">
                <text:p>3136609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82782.75">
                <text:p>16268278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01737.25">
                <text:p>16040173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605893.25">
                <text:p>2560589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3778">
                <text:p>31433778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8242">
                <text:p>16265824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22831">
                <text:p>160422831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557293.25">
                <text:p>2555729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09588.75">
                <text:p>30909588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5859.5">
                <text:p>16267585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419564">
                <text:p>16041956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601469.75">
                <text:p>2560146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94643.75">
                <text:p>3139464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2333.5">
                <text:p>16265233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92818.75">
                <text:p>15989281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548297.75">
                <text:p>2554829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4917.5">
                <text:p>3133491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78404.25">
                <text:p>162678404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6905">
                <text:p>16036690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588905.75">
                <text:p>2558890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3565.25">
                <text:p>3133356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95468.25">
                <text:p>16269546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4769.75">
                <text:p>160364769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580900.25">
                <text:p>2558090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1799.25">
                <text:p>3135179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94066.5">
                <text:p>162694066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1318.25">
                <text:p>160361318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428262.5">
                <text:p>25428262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0113.25">
                <text:p>3084011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0124.75">
                <text:p>16262012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958739.25">
                <text:p>15995873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504733.25">
                <text:p>2550473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69909.5">
                <text:p>3136990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3273.75">
                <text:p>16263327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3604.25">
                <text:p>160363604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06141.75">
                <text:p>25506141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954.75">
                <text:p>3132695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7922">
                <text:p>16261792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71945">
                <text:p>16037194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94957">
                <text:p>2549495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8894.25">
                <text:p>3132889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2837.5">
                <text:p>162652837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07178.75">
                <text:p>16030717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394501.25">
                <text:p>2539450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58813">
                <text:p>3085881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8673.75">
                <text:p>16263867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93275.5">
                <text:p>15989327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552683">
                <text:p>2555268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45690.5">
                <text:p>31345690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82240.5">
                <text:p>162682240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22109.75">
                <text:p>160322109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604730">
                <text:p>25604730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7242.75">
                <text:p>3132724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6383.25">
                <text:p>16263638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66727.25">
                <text:p>16036672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602273">
                <text:p>25602273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1945.25">
                <text:p>3133194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0013.75">
                <text:p>16265001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16604">
                <text:p>16031660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556058">
                <text:p>2555605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36621.25">
                <text:p>3083662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56588.25">
                <text:p>16265658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70285.5">
                <text:p>16027028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578699.75">
                <text:p>2557869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9129.5">
                <text:p>3133912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28670.25">
                <text:p>16262867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36100.75">
                <text:p>15983610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04111.25">
                <text:p>2560411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3160.25">
                <text:p>3133316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37656.75">
                <text:p>16263765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83855.25">
                <text:p>16028385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582002.75">
                <text:p>2558200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48802.25">
                <text:p>31348802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9085.25">
                <text:p>16261908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87230.25">
                <text:p>16028723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20834.25">
                <text:p>2552083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27073">
                <text:p>3142707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77113.75">
                <text:p>16257711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82579.5">
                <text:p>16028257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39048">
                <text:p>2553904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47907.25">
                <text:p>3084790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5630.75">
                <text:p>16255563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11105.5">
                <text:p>15981110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06748.25">
                <text:p>2560674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6868.25">
                <text:p>31336868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09901.75">
                <text:p>162509901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350171.75">
                <text:p>160350171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605580.5">
                <text:p>2560558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1690.75">
                <text:p>31311690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0135.25">
                <text:p>16256013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86942.25">
                <text:p>160286942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511874.75">
                <text:p>25511874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581.25">
                <text:p>3132658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71030.75">
                <text:p>16247103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98667">
                <text:p>16029866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434209.25">
                <text:p>2543420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65504.5">
                <text:p>3086550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28481">
                <text:p>16242848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66390.75">
                <text:p>16026639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503916.5">
                <text:p>25503916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8022.5">
                <text:p>3133802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52436.75">
                <text:p>16245243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61677.5">
                <text:p>15976167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496514">
                <text:p>2549651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012">
                <text:p>31326012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63539.5">
                <text:p>16256353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81553.5">
                <text:p>160281553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00924">
                <text:p>2550092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45276.5">
                <text:p>3134527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01579">
                <text:p>16250157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32316.75">
                <text:p>16023231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468193.25">
                <text:p>2546819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60464.5">
                <text:p>3086046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34006">
                <text:p>16253400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43701.75">
                <text:p>160243701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427535.75">
                <text:p>2542753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6573.5">
                <text:p>3133657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32152">
                <text:p>16253215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32476">
                <text:p>15983247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498066.5">
                <text:p>25498066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8596.25">
                <text:p>3133859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04333">
                <text:p>16250433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40486.5">
                <text:p>16024048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499859.75">
                <text:p>2549985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522.75">
                <text:p>3132652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8325">
                <text:p>1625483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32339.25">
                <text:p>16023233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511494.5">
                <text:p>2551149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5802">
                <text:p>31355802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92477.75">
                <text:p>16249247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98979.75">
                <text:p>160298979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420441.5">
                <text:p>2542044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72040.75">
                <text:p>30872040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99553">
                <text:p>16259955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09258.75">
                <text:p>16020925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493496.75">
                <text:p>2549349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6080.75">
                <text:p>31336080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35835.25">
                <text:p>16253583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88795.5">
                <text:p>15968879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505439.75">
                <text:p>25505439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9290.25">
                <text:p>3132929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21741.25">
                <text:p>162521741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58914">
                <text:p>16025891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476394.5">
                <text:p>2547639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36713">
                <text:p>3133671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1625.75">
                <text:p>16255162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11171.25">
                <text:p>16021117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452486">
                <text:p>25452486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90999.25">
                <text:p>3089099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613433.25">
                <text:p>16261343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68487.75">
                <text:p>160268487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468371">
                <text:p>25468371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8943.75">
                <text:p>3132894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83980.75">
                <text:p>16258398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41670.5">
                <text:p>15974167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497931.5">
                <text:p>2549793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9016.75">
                <text:p>3131901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47861.5">
                <text:p>162547861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15432.75">
                <text:p>16021543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91165.75">
                <text:p>2549116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7243.75">
                <text:p>3131724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80639.5">
                <text:p>162580639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7446.25">
                <text:p>16019744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82252.5">
                <text:p>25582252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85795">
                <text:p>3088579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99523.75">
                <text:p>16259952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3200.5">
                <text:p>16019320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552217.25">
                <text:p>25552217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1174.75">
                <text:p>3143117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27967">
                <text:p>162527967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76266.5">
                <text:p>15977626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602230.25">
                <text:p>2560223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63037">
                <text:p>3146303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80223.25">
                <text:p>16258022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36150.75">
                <text:p>16023615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606730.25">
                <text:p>2560673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79206.5">
                <text:p>3137920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92590.25">
                <text:p>16249259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26579.25">
                <text:p>16022657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10600.25">
                <text:p>2561060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5913.75">
                <text:p>3138591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25139.75">
                <text:p>162425139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13410">
                <text:p>160213410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548387.75">
                <text:p>2554838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50087.5">
                <text:p>30850087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00400">
                <text:p>162500400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45927">
                <text:p>16024592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595673.75">
                <text:p>2559567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601859.75">
                <text:p>31601859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66620.75">
                <text:p>162466620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02494.75">
                <text:p>159802494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04257.5">
                <text:p>2560425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0252.75">
                <text:p>3138025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51846.25">
                <text:p>16255184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24925.5">
                <text:p>16022492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557192">
                <text:p>2555719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25030">
                <text:p>3142503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70205">
                <text:p>16247020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45229.5">
                <text:p>16024522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554840.75">
                <text:p>25554840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68791.75">
                <text:p>30868791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06993.5">
                <text:p>16240699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68610.25">
                <text:p>16016861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564038.75">
                <text:p>25564038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2074.75">
                <text:p>3143207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68483.75">
                <text:p>16246848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40981">
                <text:p>159840981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517985.75">
                <text:p>2551798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781157.75">
                <text:p>3178115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35784.5">
                <text:p>16243578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0259.5">
                <text:p>160170259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501718.25">
                <text:p>2550171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75443.5">
                <text:p>3147544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30148.25">
                <text:p>16243014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15462">
                <text:p>160215462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494792.75">
                <text:p>2549479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82919.5">
                <text:p>3088291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74718.5">
                <text:p>162474718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2471.25">
                <text:p>16017247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403951.25">
                <text:p>2540395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3893.25">
                <text:p>3138389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22895.5">
                <text:p>16252289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22045.5">
                <text:p>160222045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526025">
                <text:p>255260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44056">
                <text:p>3144405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98663">
                <text:p>16249866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83568.75">
                <text:p>15968356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460104.5">
                <text:p>2546010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0434.75">
                <text:p>3145043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62694.5">
                <text:p>16246269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1078">
                <text:p>16013107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84094">
                <text:p>2548409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62290">
                <text:p>3146229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01296.5">
                <text:p>162401296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0195.75">
                <text:p>16011019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459557.75">
                <text:p>2545955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87295.75">
                <text:p>30887295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39411.5">
                <text:p>162439411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45037">
                <text:p>16014503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458266.25">
                <text:p>25458266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6207.75">
                <text:p>3132620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12465.5">
                <text:p>16241246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22345.25">
                <text:p>15972234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499459.25">
                <text:p>2549945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41559.5">
                <text:p>31341559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10391">
                <text:p>162410391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2032">
                <text:p>160132032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494439.5">
                <text:p>2549443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12212.75">
                <text:p>3131221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505885.5">
                <text:p>16250588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68466.25">
                <text:p>16016846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494554.25">
                <text:p>2549455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76825.5">
                <text:p>30976825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57956">
                <text:p>16245795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60454">
                <text:p>16016045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28447">
                <text:p>2542844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61397.75">
                <text:p>3136139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50045">
                <text:p>16245004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44320.5">
                <text:p>16024432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492956.75">
                <text:p>2549295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298496.75">
                <text:p>3129849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404102.25">
                <text:p>16240410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63116.25">
                <text:p>15966311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502814">
                <text:p>2550281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28991">
                <text:p>31328991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84477.75">
                <text:p>16238447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6159">
                <text:p>160176159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497402.75">
                <text:p>2549740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66694.75">
                <text:p>3086669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89202.75">
                <text:p>16238920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5838.75">
                <text:p>16011583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536755.25">
                <text:p>2553675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8315.25">
                <text:p>31358315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35112.75">
                <text:p>16233511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1670.25">
                <text:p>16017167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584822">
                <text:p>2558482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4662.5">
                <text:p>3145466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239033.25">
                <text:p>16223903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38860.25">
                <text:p>159738860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04237.25">
                <text:p>25604237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5267.75">
                <text:p>3145526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268060.5">
                <text:p>162268060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5760.5">
                <text:p>16015576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99091.5">
                <text:p>25599091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89952">
                <text:p>30989952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259803">
                <text:p>16225980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0563.5">
                <text:p>160190563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575538.5">
                <text:p>2557553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82686.25">
                <text:p>31482686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260658">
                <text:p>162260658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2426">
                <text:p>16015242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564070.25">
                <text:p>2556407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91704.25">
                <text:p>3149170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24888.75">
                <text:p>162324888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98956.5">
                <text:p>15969895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606107">
                <text:p>2560610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26849.25">
                <text:p>31526849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05052.75">
                <text:p>16230505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2651.25">
                <text:p>16017265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600459.5">
                <text:p>2560045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22605.75">
                <text:p>31522605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51481.5">
                <text:p>162351481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75103.75">
                <text:p>16017510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603490.25">
                <text:p>2560349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58497">
                <text:p>3095849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62412">
                <text:p>162362412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1858.5">
                <text:p>160111858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434560.25">
                <text:p>2543456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8213.25">
                <text:p>3138821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331323.75">
                <text:p>16233132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6104">
                <text:p>160096104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539131.25">
                <text:p>2553913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87883.75">
                <text:p>3148788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49559.75">
                <text:p>162149559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72552.75">
                <text:p>15967255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589603.25">
                <text:p>2558960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73423">
                <text:p>3147342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00084.5">
                <text:p>162100084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61167.25">
                <text:p>16016116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09538.25">
                <text:p>2560953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02977.25">
                <text:p>31002977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25833.5">
                <text:p>16212583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84639.25">
                <text:p>16018463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75738.75">
                <text:p>25575738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707832.5">
                <text:p>3170783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81374.75">
                <text:p>162181374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5227.25">
                <text:p>16015522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598630.25">
                <text:p>25598630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06959">
                <text:p>31306959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08477">
                <text:p>162108477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723222.75">
                <text:p>15972322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602675.75">
                <text:p>2560267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0316.5">
                <text:p>3135031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05403.5">
                <text:p>16210540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49483">
                <text:p>160149483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604509.5">
                <text:p>2560450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89253.25">
                <text:p>3088925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90911.25">
                <text:p>162090911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0366.5">
                <text:p>16009036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598157.75">
                <text:p>2559815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59123">
                <text:p>3135912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17781.75">
                <text:p>162017781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00748">
                <text:p>16010074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552568.25">
                <text:p>2555256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99026.75">
                <text:p>3139902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39303">
                <text:p>16203930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85300.75">
                <text:p>160185300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606932.75">
                <text:p>25606932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3724.75">
                <text:p>31403724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52184.25">
                <text:p>162052184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87978.75">
                <text:p>15968797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610908.5">
                <text:p>2561090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65377">
                <text:p>3146537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81327.25">
                <text:p>161981327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1793.5">
                <text:p>160131793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602408">
                <text:p>25602408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53413">
                <text:p>3085341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66188.25">
                <text:p>162066188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71761.25">
                <text:p>16007176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47107.5">
                <text:p>25547107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7328.5">
                <text:p>31437328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115929">
                <text:p>162115929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97141.25">
                <text:p>16009714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593142.5">
                <text:p>25593142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22599">
                <text:p>31522599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40464">
                <text:p>162040464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801896.25">
                <text:p>15980189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608984.75">
                <text:p>25608984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70563.25">
                <text:p>31470563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80913.25">
                <text:p>161980913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582115.25">
                <text:p>160582115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603474.5">
                <text:p>2560347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10370.75">
                <text:p>31010370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84865.5">
                <text:p>162084865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25247.25">
                <text:p>160225247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574496.75">
                <text:p>25574496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95983.75">
                <text:p>31495983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59983.75">
                <text:p>161959983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02236.5">
                <text:p>160202236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576708.5">
                <text:p>25576708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2444">
                <text:p>31452444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12204">
                <text:p>162012204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290209.25">
                <text:p>16029020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604583.75">
                <text:p>25604583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4286.75">
                <text:p>31454286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43635.25">
                <text:p>16194363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73234.5">
                <text:p>159673234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606649.25">
                <text:p>25606649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90327.75">
                <text:p>3099032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98663.5">
                <text:p>16199866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81196.75">
                <text:p>160181196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622997.75">
                <text:p>25622997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68587.75">
                <text:p>3146858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58341.25">
                <text:p>161958341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1123.75">
                <text:p>1601911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470765">
                <text:p>2547076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26534.25">
                <text:p>31526534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7141.25">
                <text:p>161897141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87837.5">
                <text:p>16008783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599775.5">
                <text:p>25599775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95342.5">
                <text:p>31495342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69792.5">
                <text:p>161869792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68309.25">
                <text:p>159668309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608204">
                <text:p>25608204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1244.5">
                <text:p>3143124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72575.75">
                <text:p>16187257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09588.25">
                <text:p>160109588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04115.75">
                <text:p>2560411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06806.5">
                <text:p>3080680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2686.25">
                <text:p>161892686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1688">
                <text:p>16015168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562155.5">
                <text:p>25562155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2398.75">
                <text:p>31432398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08538.75">
                <text:p>162008538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63188.75">
                <text:p>16006318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571740.5">
                <text:p>25571740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8251.25">
                <text:p>31458251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17930.25">
                <text:p>162017930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97647">
                <text:p>159697647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604550">
                <text:p>25604550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32407.75">
                <text:p>31432407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61713">
                <text:p>162061713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40906">
                <text:p>160140906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04408.25">
                <text:p>25604408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030850.25">
                <text:p>31030850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2087842.25">
                <text:p>16208784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0171.25">
                <text:p>160130171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592404.5">
                <text:p>25592404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36535.5">
                <text:p>31536535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93067.75">
                <text:p>161993067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90718.75">
                <text:p>160190718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553891.25">
                <text:p>2555389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66832.75">
                <text:p>31466832.7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2414">
                <text:p>161892414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5778">
                <text:p>160115778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604113.5">
                <text:p>2560411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519440">
                <text:p>3151944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60537.25">
                <text:p>161960537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98823.75">
                <text:p>159698823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06262.25">
                <text:p>25606262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97606.5">
                <text:p>30997606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64312.75">
                <text:p>16196431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64772.75">
                <text:p>16006477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601991.75">
                <text:p>25601991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83386">
                <text:p>3148338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8432.75">
                <text:p>161898432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00077.5">
                <text:p>16010007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48653.25">
                <text:p>25548653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84016">
                <text:p>3148401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27255.25">
                <text:p>161927255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4365">
                <text:p>16011436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13802">
                <text:p>25613802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59815">
                <text:p>3145981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27106.75">
                <text:p>161927106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79118.25">
                <text:p>159679118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99019.5">
                <text:p>25599019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87463">
                <text:p>31487463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942985">
                <text:p>16194298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35134.75">
                <text:p>160135134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599161.25">
                <text:p>25599161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923244">
                <text:p>30923244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2438.75">
                <text:p>161892438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53060.5">
                <text:p>160153060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570964.25">
                <text:p>25570964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87270.5">
                <text:p>31387270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83103.5">
                <text:p>161883103.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85243.25">
                <text:p>160085243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571225.25">
                <text:p>25571225.2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399114.5">
                <text:p>31399114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25775.75">
                <text:p>161825775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78747.5">
                <text:p>160078747.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05555.75">
                <text:p>25605555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10270">
                <text:p>31410270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67178">
                <text:p>161867178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59634572.75">
                <text:p>159634572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05013.5">
                <text:p>25605013.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0886508.25">
                <text:p>30886508.2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82552.25">
                <text:p>161882552.2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79055.75">
                <text:p>16007905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00806">
                <text:p>25600806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06337">
                <text:p>31406337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94571.75">
                <text:p>161894571.75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083735.75">
                <text:p>160083735.7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37911.75">
                <text:p>25537911.75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11866.0027095537">
                <text:p>11866.0027095537</text:p>
              </table:table-cell>
              <table:table-cell office:value-type="float" office:value="31444483.5">
                <text:p>31444483.5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44102.8262909306">
                <text:p>44102.8262909306</text:p>
              </table:table-cell>
              <table:table-cell office:value-type="float" office:value="161839314">
                <text:p>161839314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74444.6102281316">
                <text:p>74444.6102281316</text:p>
              </table:table-cell>
              <table:table-cell office:value-type="float" office:value="160114826.25">
                <text:p>160114826.25</text:p>
              </table:table-cell>
              <table:table-cell office:value-type="float" office:value="53602.8004670489">
                <text:p>53602.8004670489</text:p>
              </table:table-cell>
              <table:table-cell office:value-type="float" office:value="53602.8004670489">
                <text:p>53602.8004670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342cm" svg:height="25.504cm" xlink:href=".." xlink:type="simple" chart:class="chart:bar" chart:style-name="ch1">
        <chart:legend chart:legend-position="end" svg:x="42.92cm" svg:y="12.453cm" style:legend-expansion="high" chart:style-name="ch2"/>
        <chart:plot-area chart:style-name="ch3" svg:x="0.906cm" svg:y="0.51cm" svg:width="41.108cm" svg:height="24.484cm">
          <chart:coordinate-region svg:x="2.945cm" svg:y="0.709cm" svg:width="39.069cm" svg:height="23.638cm"/>
          <chart:axis chart:dimension="x" chart:name="primary-x" chart:style-name="ch4" chartooo:axis-type="auto">
            <chartooo:date-scale/>
            <chart:categories table:cell-range-address="Sheet1.L1:Sheet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O2" chart:label-cell-address="Sheet1.K2:Sheet1.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D</text:p>
                <draw:g>
                  <svg:desc>Sheet1.L1:Sheet1.O1</svg:desc>
                </draw:g>
              </table:table-cell>
              <table:table-cell office:value-type="string">
                <text:p>FD</text:p>
              </table:table-cell>
              <table:table-cell office:value-type="string">
                <text:p>SND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AVG, CPF</text:p>
                <draw:g>
                  <svg:desc>Sheet1.K2:Sheet1.K2</svg:desc>
                </draw:g>
              </table:table-cell>
              <table:table-cell office:value-type="float" office:value="25549452.6064453">
                <text:p>25549452.6064453</text:p>
                <draw:g>
                  <svg:desc>Sheet1.L2:Sheet1.O2</svg:desc>
                </draw:g>
              </table:table-cell>
              <table:table-cell office:value-type="float" office:value="31241766.8408203">
                <text:p>31241766.8408203</text:p>
              </table:table-cell>
              <table:table-cell office:value-type="float" office:value="162640446.56543">
                <text:p>162640446.56543</text:p>
              </table:table-cell>
              <table:table-cell office:value-type="float" office:value="160295338.933594">
                <text:p>160295338.9335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